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nvestment (gross fixed)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>
            <text:p><text:a xlink:href="file:///D:/cia-world-factbook/factbook-2011/geos/af.html" xlink:type="simple">Afghanistan</text:a> </text:p>
          </table:table-cell>
          <table:table-cell table:style-name="ce3" office:value-type="string" calcext:value-type="string">
            <text:p>NA% </text:p>
          </table:table-cell>
          <table:table-cell table:formula="of:=MID([.B3]; 1; FIND(&quot;%&quot;; [.B3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l.html" xlink:type="simple">Albania</text:a> </text:p>
          </table:table-cell>
          <table:table-cell table:style-name="ce3" office:value-type="string" calcext:value-type="string">
            <text:p>29.8% of GDP (2010 est.) </text:p>
          </table:table-cell>
          <table:table-cell table:formula="of:=MID([.B5]; 1; FIND(&quot;%&quot;; [.B5])-1)" office:value-type="string" office:string-value="29.8" calcext:value-type="string">
            <text:p>2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g.html" xlink:type="simple">Algeria</text:a> </text:p>
          </table:table-cell>
          <table:table-cell table:style-name="ce3" office:value-type="string" calcext:value-type="string">
            <text:p>34.4% of GDP (2010 est.) </text:p>
          </table:table-cell>
          <table:table-cell table:formula="of:=MID([.B7]; 1; FIND(&quot;%&quot;; [.B7])-1)" office:value-type="string" office:string-value="34.4" calcext:value-type="string">
            <text:p>3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o.html" xlink:type="simple">Angola</text:a> </text:p>
          </table:table-cell>
          <table:table-cell table:style-name="ce3" office:value-type="string" calcext:value-type="string">
            <text:p>13.5% of GDP (2010 est.) </text:p>
          </table:table-cell>
          <table:table-cell table:formula="of:=MID([.B9]; 1; FIND(&quot;%&quot;; [.B9])-1)" office:value-type="string" office:string-value="13.5" calcext:value-type="string">
            <text:p>1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v.html" xlink:type="simple">Anguilla</text:a> </text:p>
          </table:table-cell>
          <table:table-cell table:style-name="ce3" office:value-type="string" calcext:value-type="string">
            <text:p>41.9% of GDP (2010 est.) </text:p>
          </table:table-cell>
          <table:table-cell table:formula="of:=MID([.B11]; 1; FIND(&quot;%&quot;; [.B11])-1)" office:value-type="string" office:string-value="41.9" calcext:value-type="string">
            <text:p>4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c.html" xlink:type="simple">Antigua and Barbuda</text:a> </text:p>
          </table:table-cell>
          <table:table-cell table:style-name="ce3" office:value-type="string" calcext:value-type="string">
            <text:p>79% of GDP (2010 est.) </text:p>
          </table:table-cell>
          <table:table-cell table:formula="of:=MID([.B13]; 1; FIND(&quot;%&quot;; [.B13])-1)" office:value-type="string" office:string-value="79" calcext:value-type="string">
            <text:p>7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r.html" xlink:type="simple">Argentina</text:a> </text:p>
          </table:table-cell>
          <table:table-cell table:style-name="ce3" office:value-type="string" calcext:value-type="string">
            <text:p>22% of GDP (2010 est.) </text:p>
          </table:table-cell>
          <table:table-cell table:formula="of:=MID([.B15]; 1; FIND(&quot;%&quot;; [.B15])-1)" office:value-type="string" office:string-value="22" calcext:value-type="string">
            <text:p>2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m.html" xlink:type="simple">Armenia</text:a> </text:p>
          </table:table-cell>
          <table:table-cell table:style-name="ce3" office:value-type="string" calcext:value-type="string">
            <text:p>33.6% of GDP (2010 est.) </text:p>
          </table:table-cell>
          <table:table-cell table:formula="of:=MID([.B17]; 1; FIND(&quot;%&quot;; [.B17])-1)" office:value-type="string" office:string-value="33.6" calcext:value-type="string">
            <text:p>3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aa.html" xlink:type="simple">Aruba</text:a> </text:p>
          </table:table-cell>
          <table:table-cell table:style-name="ce3" office:value-type="string" calcext:value-type="string">
            <text:p>NA% </text:p>
          </table:table-cell>
          <table:table-cell table:formula="of:=MID([.B19]; 1; FIND(&quot;%&quot;; [.B1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s.html" xlink:type="simple">Australia</text:a> </text:p>
          </table:table-cell>
          <table:table-cell table:style-name="ce3" office:value-type="string" calcext:value-type="string">
            <text:p>27.4% of GDP (2010 est.) </text:p>
          </table:table-cell>
          <table:table-cell table:formula="of:=MID([.B21]; 1; FIND(&quot;%&quot;; [.B21])-1)" office:value-type="string" office:string-value="27.4" calcext:value-type="string">
            <text:p>2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u.html" xlink:type="simple">Austria</text:a> </text:p>
          </table:table-cell>
          <table:table-cell table:style-name="ce3" office:value-type="string" calcext:value-type="string">
            <text:p>20.8% of GDP (2010 est.) </text:p>
          </table:table-cell>
          <table:table-cell table:formula="of:=MID([.B23]; 1; FIND(&quot;%&quot;; [.B23])-1)" office:value-type="string" office:string-value="20.8" calcext:value-type="string">
            <text:p>2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j.html" xlink:type="simple">Azerbaijan</text:a> </text:p>
          </table:table-cell>
          <table:table-cell table:style-name="ce3" office:value-type="string" calcext:value-type="string">
            <text:p>17% of GDP (2010 est.) </text:p>
          </table:table-cell>
          <table:table-cell table:formula="of:=MID([.B25]; 1; FIND(&quot;%&quot;; [.B25])-1)" office:value-type="string" office:string-value="17" calcext:value-type="string">
            <text:p>1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f.html" xlink:type="simple">Bahamas, The</text:a> </text:p>
          </table:table-cell>
          <table:table-cell table:style-name="ce3" office:value-type="string" calcext:value-type="string">
            <text:p>29.9% of GDP (2010 est.) </text:p>
          </table:table-cell>
          <table:table-cell table:formula="of:=MID([.B27]; 1; FIND(&quot;%&quot;; [.B27])-1)" office:value-type="string" office:string-value="29.9" calcext:value-type="string">
            <text:p>29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a.html" xlink:type="simple">Bahrain</text:a> </text:p>
          </table:table-cell>
          <table:table-cell table:style-name="ce3" office:value-type="string" calcext:value-type="string">
            <text:p>23.9% of GDP (2010 est.) </text:p>
          </table:table-cell>
          <table:table-cell table:formula="of:=MID([.B29]; 1; FIND(&quot;%&quot;; [.B29])-1)" office:value-type="string" office:string-value="23.9" calcext:value-type="string">
            <text:p>2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g.html" xlink:type="simple">Bangladesh</text:a> </text:p>
          </table:table-cell>
          <table:table-cell table:style-name="ce3" office:value-type="string" calcext:value-type="string">
            <text:p>23.8% of GDP (2010 est.) </text:p>
          </table:table-cell>
          <table:table-cell table:formula="of:=MID([.B31]; 1; FIND(&quot;%&quot;; [.B31])-1)" office:value-type="string" office:string-value="23.8" calcext:value-type="string">
            <text:p>2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b.html" xlink:type="simple">Barbados</text:a> </text:p>
          </table:table-cell>
          <table:table-cell table:style-name="ce3" office:value-type="string" calcext:value-type="string">
            <text:p>27.4% of GDP (2010 est.) </text:p>
          </table:table-cell>
          <table:table-cell table:formula="of:=MID([.B33]; 1; FIND(&quot;%&quot;; [.B33])-1)" office:value-type="string" office:string-value="27.4" calcext:value-type="string">
            <text:p>2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o.html" xlink:type="simple">Belarus</text:a> </text:p>
          </table:table-cell>
          <table:table-cell table:style-name="ce3" office:value-type="string" calcext:value-type="string">
            <text:p>36.6% of GDP (2010 est.) </text:p>
          </table:table-cell>
          <table:table-cell table:formula="of:=MID([.B35]; 1; FIND(&quot;%&quot;; [.B35])-1)" office:value-type="string" office:string-value="36.6" calcext:value-type="string">
            <text:p>3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e.html" xlink:type="simple">Belgium</text:a> </text:p>
          </table:table-cell>
          <table:table-cell table:style-name="ce3" office:value-type="string" calcext:value-type="string">
            <text:p>20.3% of GDP (2010 est.) </text:p>
          </table:table-cell>
          <table:table-cell table:formula="of:=MID([.B37]; 1; FIND(&quot;%&quot;; [.B37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h.html" xlink:type="simple">Belize</text:a> </text:p>
          </table:table-cell>
          <table:table-cell table:style-name="ce3" office:value-type="string" calcext:value-type="string">
            <text:p>24.3% of GDP (2010 est.) </text:p>
          </table:table-cell>
          <table:table-cell table:formula="of:=MID([.B39]; 1; FIND(&quot;%&quot;; [.B39])-1)" office:value-type="string" office:string-value="24.3" calcext:value-type="string">
            <text:p>2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n.html" xlink:type="simple">Benin</text:a> </text:p>
          </table:table-cell>
          <table:table-cell table:style-name="ce3" office:value-type="string" calcext:value-type="string">
            <text:p>22% of GDP (2010 est.) </text:p>
          </table:table-cell>
          <table:table-cell table:formula="of:=MID([.B41]; 1; FIND(&quot;%&quot;; [.B41])-1)" office:value-type="string" office:string-value="22" calcext:value-type="string">
            <text:p>2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d.html" xlink:type="simple">Bermuda</text:a> </text:p>
          </table:table-cell>
          <table:table-cell table:style-name="ce3" office:value-type="string" calcext:value-type="string">
            <text:p>24.3% of GDP (2010 est.) </text:p>
          </table:table-cell>
          <table:table-cell table:formula="of:=MID([.B43]; 1; FIND(&quot;%&quot;; [.B43])-1)" office:value-type="string" office:string-value="24.3" calcext:value-type="string">
            <text:p>2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t.html" xlink:type="simple">Bhutan</text:a> </text:p>
          </table:table-cell>
          <table:table-cell table:style-name="ce3" office:value-type="string" calcext:value-type="string">
            <text:p>46% of GDP (2010 est.) </text:p>
          </table:table-cell>
          <table:table-cell table:formula="of:=MID([.B45]; 1; FIND(&quot;%&quot;; [.B45])-1)" office:value-type="string" office:string-value="46" calcext:value-type="string">
            <text:p>4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l.html" xlink:type="simple">Bolivia</text:a> </text:p>
          </table:table-cell>
          <table:table-cell table:style-name="ce3" office:value-type="string" calcext:value-type="string">
            <text:p>16.6% of GDP (2010 est.) </text:p>
          </table:table-cell>
          <table:table-cell table:formula="of:=MID([.B47]; 1; FIND(&quot;%&quot;; [.B47])-1)" office:value-type="string" office:string-value="16.6" calcext:value-type="string">
            <text:p>1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c.html" xlink:type="simple">Botswana</text:a> </text:p>
          </table:table-cell>
          <table:table-cell table:style-name="ce3" office:value-type="string" calcext:value-type="string">
            <text:p>25.8% of GDP (2010 est.) </text:p>
          </table:table-cell>
          <table:table-cell table:formula="of:=MID([.B49]; 1; FIND(&quot;%&quot;; [.B49])-1)" office:value-type="string" office:string-value="25.8" calcext:value-type="string">
            <text:p>2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r.html" xlink:type="simple">Brazil</text:a> </text:p>
          </table:table-cell>
          <table:table-cell table:style-name="ce3" office:value-type="string" calcext:value-type="string">
            <text:p>18.4% of GDP (2010 est.) </text:p>
          </table:table-cell>
          <table:table-cell table:formula="of:=MID([.B51]; 1; FIND(&quot;%&quot;; [.B51])-1)" office:value-type="string" office:string-value="18.4" calcext:value-type="string">
            <text:p>1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i.html" xlink:type="simple">British Virgin Islands</text:a> </text:p>
          </table:table-cell>
          <table:table-cell table:style-name="ce3" office:value-type="string" calcext:value-type="string">
            <text:p>23.2% of GDP (2010 est.) </text:p>
          </table:table-cell>
          <table:table-cell table:formula="of:=MID([.B53]; 1; FIND(&quot;%&quot;; [.B53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x.html" xlink:type="simple">Brunei</text:a> </text:p>
          </table:table-cell>
          <table:table-cell table:style-name="ce3" office:value-type="string" calcext:value-type="string">
            <text:p>16.1% of GDP (2010 est.) </text:p>
          </table:table-cell>
          <table:table-cell table:formula="of:=MID([.B55]; 1; FIND(&quot;%&quot;; [.B55])-1)" office:value-type="string" office:string-value="16.1" calcext:value-type="string">
            <text:p>1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u.html" xlink:type="simple">Bulgaria</text:a> </text:p>
          </table:table-cell>
          <table:table-cell table:style-name="ce3" office:value-type="string" calcext:value-type="string">
            <text:p>23.5% of GDP (2010 est.) </text:p>
          </table:table-cell>
          <table:table-cell table:formula="of:=MID([.B57]; 1; FIND(&quot;%&quot;; [.B57])-1)" office:value-type="string" office:string-value="23.5" calcext:value-type="string">
            <text:p>2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v.html" xlink:type="simple">Burkina Faso</text:a> </text:p>
          </table:table-cell>
          <table:table-cell table:style-name="ce3" office:value-type="string" calcext:value-type="string">
            <text:p>20.1% of GDP (2010 est.) </text:p>
          </table:table-cell>
          <table:table-cell table:formula="of:=MID([.B59]; 1; FIND(&quot;%&quot;; [.B59])-1)" office:value-type="string" office:string-value="20.1" calcext:value-type="string">
            <text:p>2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m.html" xlink:type="simple">Burma</text:a> </text:p>
          </table:table-cell>
          <table:table-cell table:style-name="ce3" office:value-type="string" calcext:value-type="string">
            <text:p>15.1% of GDP (2010 est.) </text:p>
          </table:table-cell>
          <table:table-cell table:formula="of:=MID([.B61]; 1; FIND(&quot;%&quot;; [.B61])-1)" office:value-type="string" office:string-value="15.1" calcext:value-type="string">
            <text:p>1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y.html" xlink:type="simple">Burundi</text:a> </text:p>
          </table:table-cell>
          <table:table-cell table:style-name="ce3" office:value-type="string" calcext:value-type="string">
            <text:p>31.3% of GDP (2010 est.) </text:p>
          </table:table-cell>
          <table:table-cell table:formula="of:=MID([.B63]; 1; FIND(&quot;%&quot;; [.B63])-1)" office:value-type="string" office:string-value="31.3" calcext:value-type="string">
            <text:p>3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b.html" xlink:type="simple">Cambodia</text:a> </text:p>
          </table:table-cell>
          <table:table-cell table:style-name="ce3" office:value-type="string" calcext:value-type="string">
            <text:p>20.4% of GDP (2010 est.) </text:p>
          </table:table-cell>
          <table:table-cell table:formula="of:=MID([.B65]; 1; FIND(&quot;%&quot;; [.B65])-1)" office:value-type="string" office:string-value="20.4" calcext:value-type="string">
            <text:p>2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m.html" xlink:type="simple">Cameroon</text:a> </text:p>
          </table:table-cell>
          <table:table-cell table:style-name="ce3" office:value-type="string" calcext:value-type="string">
            <text:p>19.3% of GDP (2010 est.) </text:p>
          </table:table-cell>
          <table:table-cell table:formula="of:=MID([.B67]; 1; FIND(&quot;%&quot;; [.B67])-1)" office:value-type="string" office:string-value="19.3" calcext:value-type="string">
            <text:p>1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a.html" xlink:type="simple">Canada</text:a> </text:p>
          </table:table-cell>
          <table:table-cell table:style-name="ce3" office:value-type="string" calcext:value-type="string">
            <text:p>22.1% of GDP (2010 est.) </text:p>
          </table:table-cell>
          <table:table-cell table:formula="of:=MID([.B69]; 1; FIND(&quot;%&quot;; [.B69])-1)" office:value-type="string" office:string-value="22.1" calcext:value-type="string">
            <text:p>2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v.html" xlink:type="simple">Cape Verde</text:a> </text:p>
          </table:table-cell>
          <table:table-cell table:style-name="ce3" office:value-type="string" calcext:value-type="string">
            <text:p>36.1% of GDP (2010 est.) </text:p>
          </table:table-cell>
          <table:table-cell table:formula="of:=MID([.B71]; 1; FIND(&quot;%&quot;; [.B71])-1)" office:value-type="string" office:string-value="36.1" calcext:value-type="string">
            <text:p>3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j.html" xlink:type="simple">Cayman Islands</text:a> </text:p>
          </table:table-cell>
          <table:table-cell table:style-name="ce3" office:value-type="string" calcext:value-type="string">
            <text:p>25.6% of GDP (2010 est.) </text:p>
          </table:table-cell>
          <table:table-cell table:formula="of:=MID([.B73]; 1; FIND(&quot;%&quot;; [.B73])-1)" office:value-type="string" office:string-value="25.6" calcext:value-type="string">
            <text:p>2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t.html" xlink:type="simple">Central African Republic</text:a> </text:p>
          </table:table-cell>
          <table:table-cell table:style-name="ce3" office:value-type="string" calcext:value-type="string">
            <text:p>11.3% of GDP (2010 est.) </text:p>
          </table:table-cell>
          <table:table-cell table:formula="of:=MID([.B75]; 1; FIND(&quot;%&quot;; [.B75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d.html" xlink:type="simple">Chad</text:a> </text:p>
          </table:table-cell>
          <table:table-cell table:style-name="ce3" office:value-type="string" calcext:value-type="string">
            <text:p>33.5% of GDP (2010 est.) </text:p>
          </table:table-cell>
          <table:table-cell table:formula="of:=MID([.B77]; 1; FIND(&quot;%&quot;; [.B77])-1)" office:value-type="string" office:string-value="33.5" calcext:value-type="string">
            <text:p>3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i.html" xlink:type="simple">Chile</text:a> </text:p>
          </table:table-cell>
          <table:table-cell table:style-name="ce3" office:value-type="string" calcext:value-type="string">
            <text:p>20.9% of GDP (2010 est.) </text:p>
          </table:table-cell>
          <table:table-cell table:formula="of:=MID([.B79]; 1; FIND(&quot;%&quot;; [.B79])-1)" office:value-type="string" office:string-value="20.9" calcext:value-type="string">
            <text:p>2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h.html" xlink:type="simple">China</text:a> </text:p>
          </table:table-cell>
          <table:table-cell table:style-name="ce3" office:value-type="string" calcext:value-type="string">
            <text:p>45.8% of GDP (2010 est.) </text:p>
          </table:table-cell>
          <table:table-cell table:formula="of:=MID([.B81]; 1; FIND(&quot;%&quot;; [.B81])-1)" office:value-type="string" office:string-value="45.8" calcext:value-type="string">
            <text:p>4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o.html" xlink:type="simple">Colombia</text:a> </text:p>
          </table:table-cell>
          <table:table-cell table:style-name="ce3" office:value-type="string" calcext:value-type="string">
            <text:p>22.4% of GDP (2010 est.) </text:p>
          </table:table-cell>
          <table:table-cell table:formula="of:=MID([.B83]; 1; FIND(&quot;%&quot;; [.B83])-1)" office:value-type="string" office:string-value="22.4" calcext:value-type="string">
            <text:p>2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n.html" xlink:type="simple">Comoros</text:a> </text:p>
          </table:table-cell>
          <table:table-cell table:style-name="ce3" office:value-type="string" calcext:value-type="string">
            <text:p>10.9% of GDP (2020 est.) </text:p>
          </table:table-cell>
          <table:table-cell table:formula="of:=MID([.B85]; 1; FIND(&quot;%&quot;; [.B85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table:style-name="ce3" office:value-type="string" calcext:value-type="string">
            <text:p>22.3% of GDP (2010 est.) </text:p>
          </table:table-cell>
          <table:table-cell table:formula="of:=MID([.B87]; 1; FIND(&quot;%&quot;; [.B87])-1)" office:value-type="string" office:string-value="22.3" calcext:value-type="string">
            <text:p>2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f.html" xlink:type="simple">Congo, Republic of the</text:a> </text:p>
          </table:table-cell>
          <table:table-cell table:style-name="ce3" office:value-type="string" calcext:value-type="string">
            <text:p>36.4% of GDP (2010 est.) </text:p>
          </table:table-cell>
          <table:table-cell table:formula="of:=MID([.B89]; 1; FIND(&quot;%&quot;; [.B89])-1)" office:value-type="string" office:string-value="36.4" calcext:value-type="string">
            <text:p>3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s.html" xlink:type="simple">Costa Rica</text:a> </text:p>
          </table:table-cell>
          <table:table-cell table:style-name="ce3" office:value-type="string" calcext:value-type="string">
            <text:p>19.7% of GDP (2010 est.) </text:p>
          </table:table-cell>
          <table:table-cell table:formula="of:=MID([.B91]; 1; FIND(&quot;%&quot;; [.B91])-1)" office:value-type="string" office:string-value="19.7" calcext:value-type="string">
            <text:p>19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v.html" xlink:type="simple">Cote d'Ivoire</text:a> </text:p>
          </table:table-cell>
          <table:table-cell table:style-name="ce3" office:value-type="string" calcext:value-type="string">
            <text:p>11.2% of GDP (2010 est.) </text:p>
          </table:table-cell>
          <table:table-cell table:formula="of:=MID([.B93]; 1; FIND(&quot;%&quot;; [.B93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r.html" xlink:type="simple">Croatia</text:a> </text:p>
          </table:table-cell>
          <table:table-cell table:style-name="ce3" office:value-type="string" calcext:value-type="string">
            <text:p>21.6% of GDP (2010 est.) </text:p>
          </table:table-cell>
          <table:table-cell table:formula="of:=MID([.B95]; 1; FIND(&quot;%&quot;; [.B95])-1)" office:value-type="string" office:string-value="21.6" calcext:value-type="string">
            <text:p>2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u.html" xlink:type="simple">Cuba</text:a> </text:p>
          </table:table-cell>
          <table:table-cell table:style-name="ce3" office:value-type="string" calcext:value-type="string">
            <text:p>10.3% of GDP (2010 est.) </text:p>
          </table:table-cell>
          <table:table-cell table:formula="of:=MID([.B97]; 1; FIND(&quot;%&quot;; [.B97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c.html" xlink:type="simple">Curacao</text:a> </text:p>
          </table:table-cell>
          <table:table-cell table:style-name="ce3" office:value-type="string" calcext:value-type="string">
            <text:p>41.8% of GDP (2010 est.) </text:p>
          </table:table-cell>
          <table:table-cell table:formula="of:=MID([.B99]; 1; FIND(&quot;%&quot;; [.B99])-1)" office:value-type="string" office:string-value="41.8" calcext:value-type="string">
            <text:p>4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y.html" xlink:type="simple">Cyprus</text:a> </text:p>
          </table:table-cell>
          <table:table-cell table:style-name="ce3" office:value-type="string" calcext:value-type="string">
            <text:p>18.4% of GDP (2010 est.) </text:p>
          </table:table-cell>
          <table:table-cell table:formula="of:=MID([.B101]; 1; FIND(&quot;%&quot;; [.B101])-1)" office:value-type="string" office:string-value="18.4" calcext:value-type="string">
            <text:p>1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z.html" xlink:type="simple">Czech Republic</text:a> </text:p>
          </table:table-cell>
          <table:table-cell table:style-name="ce3" office:value-type="string" calcext:value-type="string">
            <text:p>21.3% of GDP (2010 est.) </text:p>
          </table:table-cell>
          <table:table-cell table:formula="of:=MID([.B103]; 1; FIND(&quot;%&quot;; [.B103])-1)" office:value-type="string" office:string-value="21.3" calcext:value-type="string">
            <text:p>2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a.html" xlink:type="simple">Denmark</text:a> </text:p>
          </table:table-cell>
          <table:table-cell table:style-name="ce3" office:value-type="string" calcext:value-type="string">
            <text:p>16.8% of GDP (2010 est.) </text:p>
          </table:table-cell>
          <table:table-cell table:formula="of:=MID([.B105]; 1; FIND(&quot;%&quot;; [.B105])-1)" office:value-type="string" office:string-value="16.8" calcext:value-type="string">
            <text:p>1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j.html" xlink:type="simple">Djibouti</text:a> </text:p>
          </table:table-cell>
          <table:table-cell table:style-name="ce3" office:value-type="string" calcext:value-type="string">
            <text:p>40.7% of GDP (2010 est.) </text:p>
          </table:table-cell>
          <table:table-cell table:formula="of:=MID([.B107]; 1; FIND(&quot;%&quot;; [.B107])-1)" office:value-type="string" office:string-value="40.7" calcext:value-type="string">
            <text:p>4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o.html" xlink:type="simple">Dominica</text:a> </text:p>
          </table:table-cell>
          <table:table-cell table:style-name="ce3" office:value-type="string" calcext:value-type="string">
            <text:p>24% of GDP (2010 est.) </text:p>
          </table:table-cell>
          <table:table-cell table:formula="of:=MID([.B109]; 1; FIND(&quot;%&quot;; [.B109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r.html" xlink:type="simple">Dominican Republic</text:a> </text:p>
          </table:table-cell>
          <table:table-cell table:style-name="ce3" office:value-type="string" calcext:value-type="string">
            <text:p>16% of GDP (2010 est.) </text:p>
          </table:table-cell>
          <table:table-cell table:formula="of:=MID([.B111]; 1; FIND(&quot;%&quot;; [.B111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c.html" xlink:type="simple">Ecuador</text:a> </text:p>
          </table:table-cell>
          <table:table-cell table:style-name="ce3" office:value-type="string" calcext:value-type="string">
            <text:p>25.2% of GDP (2010 est.) </text:p>
          </table:table-cell>
          <table:table-cell table:formula="of:=MID([.B113]; 1; FIND(&quot;%&quot;; [.B113])-1)" office:value-type="string" office:string-value="25.2" calcext:value-type="string">
            <text:p>2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g.html" xlink:type="simple">Egypt</text:a> </text:p>
          </table:table-cell>
          <table:table-cell table:style-name="ce3" office:value-type="string" calcext:value-type="string">
            <text:p>18.1% of GDP (2010 est.) </text:p>
          </table:table-cell>
          <table:table-cell table:formula="of:=MID([.B115]; 1; FIND(&quot;%&quot;; [.B115])-1)" office:value-type="string" office:string-value="18.1" calcext:value-type="string">
            <text:p>1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s.html" xlink:type="simple">El Salvador</text:a> </text:p>
          </table:table-cell>
          <table:table-cell table:style-name="ce3" office:value-type="string" calcext:value-type="string">
            <text:p>13.4% of GDP (2010 est.) </text:p>
          </table:table-cell>
          <table:table-cell table:formula="of:=MID([.B117]; 1; FIND(&quot;%&quot;; [.B117])-1)" office:value-type="string" office:string-value="13.4" calcext:value-type="string">
            <text:p>1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k.html" xlink:type="simple">Equatorial Guinea</text:a> </text:p>
          </table:table-cell>
          <table:table-cell table:style-name="ce3" office:value-type="string" calcext:value-type="string">
            <text:p>35.2% of GDP (2010 est.) </text:p>
          </table:table-cell>
          <table:table-cell table:formula="of:=MID([.B119]; 1; FIND(&quot;%&quot;; [.B119])-1)" office:value-type="string" office:string-value="35.2" calcext:value-type="string">
            <text:p>3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r.html" xlink:type="simple">Eritrea</text:a> </text:p>
          </table:table-cell>
          <table:table-cell table:style-name="ce3" office:value-type="string" calcext:value-type="string">
            <text:p>16.8% of GDP (2010 est.) </text:p>
          </table:table-cell>
          <table:table-cell table:formula="of:=MID([.B121]; 1; FIND(&quot;%&quot;; [.B121])-1)" office:value-type="string" office:string-value="16.8" calcext:value-type="string">
            <text:p>1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n.html" xlink:type="simple">Estonia</text:a> </text:p>
          </table:table-cell>
          <table:table-cell table:style-name="ce3" office:value-type="string" calcext:value-type="string">
            <text:p>18.6% of GDP (2010 est.) </text:p>
          </table:table-cell>
          <table:table-cell table:formula="of:=MID([.B123]; 1; FIND(&quot;%&quot;; [.B123])-1)" office:value-type="string" office:string-value="18.6" calcext:value-type="string">
            <text:p>1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t.html" xlink:type="simple">Ethiopia</text:a> </text:p>
          </table:table-cell>
          <table:table-cell table:style-name="ce3" office:value-type="string" calcext:value-type="string">
            <text:p>24.6% of GDP (2010 est.) </text:p>
          </table:table-cell>
          <table:table-cell table:formula="of:=MID([.B125]; 1; FIND(&quot;%&quot;; [.B125])-1)" office:value-type="string" office:string-value="24.6" calcext:value-type="string">
            <text:p>2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e.html" xlink:type="simple">European Union</text:a> </text:p>
          </table:table-cell>
          <table:table-cell table:style-name="ce3" office:value-type="string" calcext:value-type="string">
            <text:p>18.5% of GDP (2010 est.) </text:p>
          </table:table-cell>
          <table:table-cell table:formula="of:=MID([.B127]; 1; FIND(&quot;%&quot;; [.B127])-1)" office:value-type="string" office:string-value="18.5" calcext:value-type="string">
            <text:p>1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j.html" xlink:type="simple">Fiji</text:a> </text:p>
          </table:table-cell>
          <table:table-cell table:style-name="ce3" office:value-type="string" calcext:value-type="string">
            <text:p>21.8% of GDP (2020 est.) </text:p>
          </table:table-cell>
          <table:table-cell table:formula="of:=MID([.B129]; 1; FIND(&quot;%&quot;; [.B129])-1)" office:value-type="string" office:string-value="21.8" calcext:value-type="string">
            <text:p>2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i.html" xlink:type="simple">Finland</text:a> </text:p>
          </table:table-cell>
          <table:table-cell table:style-name="ce3" office:value-type="string" calcext:value-type="string">
            <text:p>18.8% of GDP (2010 est.) </text:p>
          </table:table-cell>
          <table:table-cell table:formula="of:=MID([.B131]; 1; FIND(&quot;%&quot;; [.B131])-1)" office:value-type="string" office:string-value="18.8" calcext:value-type="string">
            <text:p>1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r.html" xlink:type="simple">France</text:a> </text:p>
          </table:table-cell>
          <table:table-cell table:style-name="ce3" office:value-type="string" calcext:value-type="string">
            <text:p>19.3% of GDP (2010 est.) </text:p>
          </table:table-cell>
          <table:table-cell table:formula="of:=MID([.B133]; 1; FIND(&quot;%&quot;; [.B133])-1)" office:value-type="string" office:string-value="19.3" calcext:value-type="string">
            <text:p>1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b.html" xlink:type="simple">Gabon</text:a> </text:p>
          </table:table-cell>
          <table:table-cell table:style-name="ce3" office:value-type="string" calcext:value-type="string">
            <text:p>23.3% of GDP (2010 est.) </text:p>
          </table:table-cell>
          <table:table-cell table:formula="of:=MID([.B135]; 1; FIND(&quot;%&quot;; [.B135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a.html" xlink:type="simple">Gambia, The</text:a> </text:p>
          </table:table-cell>
          <table:table-cell table:style-name="ce3" office:value-type="string" calcext:value-type="string">
            <text:p>26.9% of GDP (2010 est.) </text:p>
          </table:table-cell>
          <table:table-cell table:formula="of:=MID([.B137]; 1; FIND(&quot;%&quot;; [.B137])-1)" office:value-type="string" office:string-value="26.9" calcext:value-type="string">
            <text:p>2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g.html" xlink:type="simple">Georgia</text:a> </text:p>
          </table:table-cell>
          <table:table-cell table:style-name="ce3" office:value-type="string" calcext:value-type="string">
            <text:p>15.4% of GDP (2010 est.) </text:p>
          </table:table-cell>
          <table:table-cell table:formula="of:=MID([.B139]; 1; FIND(&quot;%&quot;; [.B139])-1)" office:value-type="string" office:string-value="15.4" calcext:value-type="string">
            <text:p>1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m.html" xlink:type="simple">Germany</text:a> </text:p>
          </table:table-cell>
          <table:table-cell table:style-name="ce3" office:value-type="string" calcext:value-type="string">
            <text:p>18.1% of GDP (2010 est.) </text:p>
          </table:table-cell>
          <table:table-cell table:formula="of:=MID([.B141]; 1; FIND(&quot;%&quot;; [.B141])-1)" office:value-type="string" office:string-value="18.1" calcext:value-type="string">
            <text:p>1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h.html" xlink:type="simple">Ghana</text:a> </text:p>
          </table:table-cell>
          <table:table-cell table:style-name="ce3" office:value-type="string" calcext:value-type="string">
            <text:p>18.7% of GDP (2010 est.) </text:p>
          </table:table-cell>
          <table:table-cell table:formula="of:=MID([.B143]; 1; FIND(&quot;%&quot;; [.B143])-1)" office:value-type="string" office:string-value="18.7" calcext:value-type="string">
            <text:p>1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r.html" xlink:type="simple">Greece</text:a> </text:p>
          </table:table-cell>
          <table:table-cell table:style-name="ce3" office:value-type="string" calcext:value-type="string">
            <text:p>14.7% of GDP (2010 est.) </text:p>
          </table:table-cell>
          <table:table-cell table:formula="of:=MID([.B145]; 1; FIND(&quot;%&quot;; [.B145])-1)" office:value-type="string" office:string-value="14.7" calcext:value-type="string">
            <text:p>1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j.html" xlink:type="simple">Grenada</text:a> </text:p>
          </table:table-cell>
          <table:table-cell table:style-name="ce3" office:value-type="string" calcext:value-type="string">
            <text:p>15.8% of GDP (2010 est.) </text:p>
          </table:table-cell>
          <table:table-cell table:formula="of:=MID([.B147]; 1; FIND(&quot;%&quot;; [.B147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t.html" xlink:type="simple">Guatemala</text:a> </text:p>
          </table:table-cell>
          <table:table-cell table:style-name="ce3" office:value-type="string" calcext:value-type="string">
            <text:p>15.2% of GDP (2010 est.) </text:p>
          </table:table-cell>
          <table:table-cell table:formula="of:=MID([.B149]; 1; FIND(&quot;%&quot;; [.B149])-1)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v.html" xlink:type="simple">Guinea</text:a> </text:p>
          </table:table-cell>
          <table:table-cell table:style-name="ce3" office:value-type="string" calcext:value-type="string">
            <text:p>21.3% of GDP (2010 est.) </text:p>
          </table:table-cell>
          <table:table-cell table:formula="of:=MID([.B151]; 1; FIND(&quot;%&quot;; [.B151])-1)" office:value-type="string" office:string-value="21.3" calcext:value-type="string">
            <text:p>2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u.html" xlink:type="simple">Guinea-Bissau</text:a> </text:p>
          </table:table-cell>
          <table:table-cell table:style-name="ce3" office:value-type="string" calcext:value-type="string">
            <text:p>12.7% of GDP (2010 est.) </text:p>
          </table:table-cell>
          <table:table-cell table:formula="of:=MID([.B153]; 1; FIND(&quot;%&quot;; [.B153])-1)" office:value-type="string" office:string-value="12.7" calcext:value-type="string">
            <text:p>1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y.html" xlink:type="simple">Guyana</text:a> </text:p>
          </table:table-cell>
          <table:table-cell table:style-name="ce3" office:value-type="string" calcext:value-type="string">
            <text:p>30.7% of GDP (2010 est.) </text:p>
          </table:table-cell>
          <table:table-cell table:formula="of:=MID([.B155]; 1; FIND(&quot;%&quot;; [.B155])-1)" office:value-type="string" office:string-value="30.7" calcext:value-type="string">
            <text:p>3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a.html" xlink:type="simple">Haiti</text:a> </text:p>
          </table:table-cell>
          <table:table-cell table:style-name="ce3" office:value-type="string" calcext:value-type="string">
            <text:p>25% of GDP (2010 est.) </text:p>
          </table:table-cell>
          <table:table-cell table:formula="of:=MID([.B157]; 1; FIND(&quot;%&quot;; [.B157])-1)" office:value-type="string" office:string-value="25" calcext:value-type="string">
            <text:p>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o.html" xlink:type="simple">Honduras</text:a> </text:p>
          </table:table-cell>
          <table:table-cell table:style-name="ce3" office:value-type="string" calcext:value-type="string">
            <text:p>23.4% of GDP (2010 est.) </text:p>
          </table:table-cell>
          <table:table-cell table:formula="of:=MID([.B159]; 1; FIND(&quot;%&quot;; [.B159])-1)" office:value-type="string" office:string-value="23.4" calcext:value-type="string">
            <text:p>2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k.html" xlink:type="simple">Hong Kong</text:a> </text:p>
          </table:table-cell>
          <table:table-cell table:style-name="ce3" office:value-type="string" calcext:value-type="string">
            <text:p>21.5% of GDP (2010 est.) </text:p>
          </table:table-cell>
          <table:table-cell table:formula="of:=MID([.B161]; 1; FIND(&quot;%&quot;; [.B161])-1)" office:value-type="string" office:string-value="21.5" calcext:value-type="string">
            <text:p>2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u.html" xlink:type="simple">Hungary</text:a> </text:p>
          </table:table-cell>
          <table:table-cell table:style-name="ce3" office:value-type="string" calcext:value-type="string">
            <text:p>19.3% of GDP (2010 est.) </text:p>
          </table:table-cell>
          <table:table-cell table:formula="of:=MID([.B163]; 1; FIND(&quot;%&quot;; [.B163])-1)" office:value-type="string" office:string-value="19.3" calcext:value-type="string">
            <text:p>1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c.html" xlink:type="simple">Iceland</text:a> </text:p>
          </table:table-cell>
          <table:table-cell table:style-name="ce3" office:value-type="string" calcext:value-type="string">
            <text:p>13% of GDP (2010 est.) </text:p>
          </table:table-cell>
          <table:table-cell table:formula="of:=MID([.B165]; 1; FIND(&quot;%&quot;; [.B165])-1)" office:value-type="string" office:string-value="13" calcext:value-type="string">
            <text:p>1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n.html" xlink:type="simple">India</text:a> </text:p>
          </table:table-cell>
          <table:table-cell table:style-name="ce3" office:value-type="string" calcext:value-type="string">
            <text:p>29.5% of GDP (2010 est.) </text:p>
          </table:table-cell>
          <table:table-cell table:formula="of:=MID([.B167]; 1; FIND(&quot;%&quot;; [.B167])-1)" office:value-type="string" office:string-value="29.5" calcext:value-type="string">
            <text:p>2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d.html" xlink:type="simple">Indonesia</text:a> </text:p>
          </table:table-cell>
          <table:table-cell table:style-name="ce3" office:value-type="string" calcext:value-type="string">
            <text:p>32.1% of GDP (2010 est.) </text:p>
          </table:table-cell>
          <table:table-cell table:formula="of:=MID([.B169]; 1; FIND(&quot;%&quot;; [.B169])-1)" office:value-type="string" office:string-value="32.1" calcext:value-type="string">
            <text:p>3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r.html" xlink:type="simple">Iran</text:a> </text:p>
          </table:table-cell>
          <table:table-cell table:style-name="ce3" office:value-type="string" calcext:value-type="string">
            <text:p>27.5% of GDP (2010 est.) </text:p>
          </table:table-cell>
          <table:table-cell table:formula="of:=MID([.B171]; 1; FIND(&quot;%&quot;; [.B171])-1)" office:value-type="string" office:string-value="27.5" calcext:value-type="string">
            <text:p>2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i.html" xlink:type="simple">Ireland</text:a> </text:p>
          </table:table-cell>
          <table:table-cell table:style-name="ce3" office:value-type="string" calcext:value-type="string">
            <text:p>11.6% of GDP (2010 est.) </text:p>
          </table:table-cell>
          <table:table-cell table:formula="of:=MID([.B173]; 1; FIND(&quot;%&quot;; [.B173])-1)" office:value-type="string" office:string-value="11.6" calcext:value-type="string">
            <text:p>1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s.html" xlink:type="simple">Israel</text:a> </text:p>
          </table:table-cell>
          <table:table-cell table:style-name="ce3" office:value-type="string" calcext:value-type="string">
            <text:p>17.8% of GDP (2010 est.) </text:p>
          </table:table-cell>
          <table:table-cell table:formula="of:=MID([.B175]; 1; FIND(&quot;%&quot;; [.B175])-1)" office:value-type="string" office:string-value="17.8" calcext:value-type="string">
            <text:p>17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t.html" xlink:type="simple">Italy</text:a> </text:p>
          </table:table-cell>
          <table:table-cell table:style-name="ce3" office:value-type="string" calcext:value-type="string">
            <text:p>19.4% of GDP (2010 est.) </text:p>
          </table:table-cell>
          <table:table-cell table:formula="of:=MID([.B177]; 1; FIND(&quot;%&quot;; [.B177])-1)" office:value-type="string" office:string-value="19.4" calcext:value-type="string">
            <text:p>1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m.html" xlink:type="simple">Jamaica</text:a> </text:p>
          </table:table-cell>
          <table:table-cell table:style-name="ce3" office:value-type="string" calcext:value-type="string">
            <text:p>20.4% of GDP (2010 est.) </text:p>
          </table:table-cell>
          <table:table-cell table:formula="of:=MID([.B179]; 1; FIND(&quot;%&quot;; [.B179])-1)" office:value-type="string" office:string-value="20.4" calcext:value-type="string">
            <text:p>2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a.html" xlink:type="simple">Japan</text:a> </text:p>
          </table:table-cell>
          <table:table-cell table:style-name="ce3" office:value-type="string" calcext:value-type="string">
            <text:p>20.6% of GDP (2010 est.) </text:p>
          </table:table-cell>
          <table:table-cell table:formula="of:=MID([.B181]; 1; FIND(&quot;%&quot;; [.B181])-1)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o.html" xlink:type="simple">Jordan</text:a> </text:p>
          </table:table-cell>
          <table:table-cell table:style-name="ce3" office:value-type="string" calcext:value-type="string">
            <text:p>26.2% of GDP (2010 est.) </text:p>
          </table:table-cell>
          <table:table-cell table:formula="of:=MID([.B183]; 1; FIND(&quot;%&quot;; [.B183])-1)" office:value-type="string" office:string-value="26.2" calcext:value-type="string">
            <text:p>2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z.html" xlink:type="simple">Kazakhstan</text:a> </text:p>
          </table:table-cell>
          <table:table-cell table:style-name="ce3" office:value-type="string" calcext:value-type="string">
            <text:p>25.2% of GDP (2010 est.) </text:p>
          </table:table-cell>
          <table:table-cell table:formula="of:=MID([.B185]; 1; FIND(&quot;%&quot;; [.B185])-1)" office:value-type="string" office:string-value="25.2" calcext:value-type="string">
            <text:p>2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e.html" xlink:type="simple">Kenya</text:a> </text:p>
          </table:table-cell>
          <table:table-cell table:style-name="ce3" office:value-type="string" calcext:value-type="string">
            <text:p>19.8% of GDP (2010 est.) </text:p>
          </table:table-cell>
          <table:table-cell table:formula="of:=MID([.B187]; 1; FIND(&quot;%&quot;; [.B187])-1)" office:value-type="string" office:string-value="19.8" calcext:value-type="string">
            <text:p>1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s.html" xlink:type="simple">Korea, South</text:a> </text:p>
          </table:table-cell>
          <table:table-cell table:style-name="ce3" office:value-type="string" calcext:value-type="string">
            <text:p>28.6% of GDP (2010 est.) </text:p>
          </table:table-cell>
          <table:table-cell table:formula="of:=MID([.B189]; 1; FIND(&quot;%&quot;; [.B189])-1)" office:value-type="string" office:string-value="28.6" calcext:value-type="string">
            <text:p>2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v.html" xlink:type="simple">Kosovo</text:a> </text:p>
          </table:table-cell>
          <table:table-cell table:style-name="ce3" office:value-type="string" calcext:value-type="string">
            <text:p>35% of GDP (2010 est.) </text:p>
          </table:table-cell>
          <table:table-cell table:formula="of:=MID([.B191]; 1; FIND(&quot;%&quot;; [.B191])-1)" office:value-type="string" office:string-value="35" calcext:value-type="string">
            <text:p>3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u.html" xlink:type="simple">Kuwait</text:a> </text:p>
          </table:table-cell>
          <table:table-cell table:style-name="ce3" office:value-type="string" calcext:value-type="string">
            <text:p>12.9% of GDP (2010 est.) </text:p>
          </table:table-cell>
          <table:table-cell table:formula="of:=MID([.B193]; 1; FIND(&quot;%&quot;; [.B193])-1)" office:value-type="string" office:string-value="12.9" calcext:value-type="string">
            <text:p>1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g.html" xlink:type="simple">Kyrgyzstan</text:a> </text:p>
          </table:table-cell>
          <table:table-cell table:style-name="ce3" office:value-type="string" calcext:value-type="string">
            <text:p>28.1% of GDP (2010 est.) </text:p>
          </table:table-cell>
          <table:table-cell table:formula="of:=MID([.B195]; 1; FIND(&quot;%&quot;; [.B195])-1)" office:value-type="string" office:string-value="28.1" calcext:value-type="string">
            <text:p>2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g.html" xlink:type="simple">Latvia</text:a> </text:p>
          </table:table-cell>
          <table:table-cell table:style-name="ce3" office:value-type="string" calcext:value-type="string">
            <text:p>18% of GDP (2010 est.) </text:p>
          </table:table-cell>
          <table:table-cell table:formula="of:=MID([.B197]; 1; FIND(&quot;%&quot;; [.B197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e.html" xlink:type="simple">Lebanon</text:a> </text:p>
          </table:table-cell>
          <table:table-cell table:style-name="ce3" office:value-type="string" calcext:value-type="string">
            <text:p>33.4% of GDP (2010 est.) </text:p>
          </table:table-cell>
          <table:table-cell table:formula="of:=MID([.B199]; 1; FIND(&quot;%&quot;; [.B199])-1)" office:value-type="string" office:string-value="33.4" calcext:value-type="string">
            <text:p>3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t.html" xlink:type="simple">Lesotho</text:a> </text:p>
          </table:table-cell>
          <table:table-cell table:style-name="ce3" office:value-type="string" calcext:value-type="string">
            <text:p>29.3% of GDP (2010 est.) </text:p>
          </table:table-cell>
          <table:table-cell table:formula="of:=MID([.B201]; 1; FIND(&quot;%&quot;; [.B201])-1)" office:value-type="string" office:string-value="29.3" calcext:value-type="string">
            <text:p>29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y.html" xlink:type="simple">Libya</text:a> </text:p>
          </table:table-cell>
          <table:table-cell table:style-name="ce3" office:value-type="string" calcext:value-type="string">
            <text:p>13.8% of GDP (2010 est.) </text:p>
          </table:table-cell>
          <table:table-cell table:formula="of:=MID([.B203]; 1; FIND(&quot;%&quot;; [.B203])-1)" office:value-type="string" office:string-value="13.8" calcext:value-type="string">
            <text:p>1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h.html" xlink:type="simple">Lithuania</text:a> </text:p>
          </table:table-cell>
          <table:table-cell table:style-name="ce3" office:value-type="string" calcext:value-type="string">
            <text:p>16.1% of GDP (2010 est.) </text:p>
          </table:table-cell>
          <table:table-cell table:formula="of:=MID([.B205]; 1; FIND(&quot;%&quot;; [.B205])-1)" office:value-type="string" office:string-value="16.1" calcext:value-type="string">
            <text:p>1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u.html" xlink:type="simple">Luxembourg</text:a> </text:p>
          </table:table-cell>
          <table:table-cell table:style-name="ce3" office:value-type="string" calcext:value-type="string">
            <text:p>16.8% of GDP (2010 est.) </text:p>
          </table:table-cell>
          <table:table-cell table:formula="of:=MID([.B207]; 1; FIND(&quot;%&quot;; [.B207])-1)" office:value-type="string" office:string-value="16.8" calcext:value-type="string">
            <text:p>1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c.html" xlink:type="simple">Macau</text:a> </text:p>
          </table:table-cell>
          <table:table-cell table:style-name="ce3" office:value-type="string" calcext:value-type="string">
            <text:p>12.3% of GDP (2010 est.) </text:p>
          </table:table-cell>
          <table:table-cell table:formula="of:=MID([.B209]; 1; FIND(&quot;%&quot;; [.B209])-1)" office:value-type="string" office:string-value="12.3" calcext:value-type="string">
            <text:p>1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k.html" xlink:type="simple">Macedonia</text:a> </text:p>
          </table:table-cell>
          <table:table-cell table:style-name="ce3" office:value-type="string" calcext:value-type="string">
            <text:p>25.4% of GDP (2010 est.) </text:p>
          </table:table-cell>
          <table:table-cell table:formula="of:=MID([.B211]; 1; FIND(&quot;%&quot;; [.B211])-1)" office:value-type="string" office:string-value="25.4" calcext:value-type="string">
            <text:p>2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a.html" xlink:type="simple">Madagascar</text:a> </text:p>
          </table:table-cell>
          <table:table-cell table:style-name="ce3" office:value-type="string" calcext:value-type="string">
            <text:p>18.8% of GDP (2010 est.) </text:p>
          </table:table-cell>
          <table:table-cell table:formula="of:=MID([.B213]; 1; FIND(&quot;%&quot;; [.B213])-1)" office:value-type="string" office:string-value="18.8" calcext:value-type="string">
            <text:p>1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i.html" xlink:type="simple">Malawi</text:a> </text:p>
          </table:table-cell>
          <table:table-cell table:style-name="ce3" office:value-type="string" calcext:value-type="string">
            <text:p>22.7% of GDP (2010 est.) </text:p>
          </table:table-cell>
          <table:table-cell table:formula="of:=MID([.B215]; 1; FIND(&quot;%&quot;; [.B215])-1)" office:value-type="string" office:string-value="22.7" calcext:value-type="string">
            <text:p>2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y.html" xlink:type="simple">Malaysia</text:a> </text:p>
          </table:table-cell>
          <table:table-cell table:style-name="ce3" office:value-type="string" calcext:value-type="string">
            <text:p>20.3% of GDP (2010 est.) </text:p>
          </table:table-cell>
          <table:table-cell table:formula="of:=MID([.B217]; 1; FIND(&quot;%&quot;; [.B217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l.html" xlink:type="simple">Mali</text:a> </text:p>
          </table:table-cell>
          <table:table-cell table:style-name="ce3" office:value-type="string" calcext:value-type="string">
            <text:p>25.4% of GDP (2010 est.) </text:p>
          </table:table-cell>
          <table:table-cell table:formula="of:=MID([.B219]; 1; FIND(&quot;%&quot;; [.B219])-1)" office:value-type="string" office:string-value="25.4" calcext:value-type="string">
            <text:p>2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t.html" xlink:type="simple">Malta</text:a> </text:p>
          </table:table-cell>
          <table:table-cell table:style-name="ce3" office:value-type="string" calcext:value-type="string">
            <text:p>16.2% of GDP (2010 est.) </text:p>
          </table:table-cell>
          <table:table-cell table:formula="of:=MID([.B221]; 1; FIND(&quot;%&quot;; [.B221])-1)" office:value-type="string" office:string-value="16.2" calcext:value-type="string">
            <text:p>1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r.html" xlink:type="simple">Mauritania</text:a> </text:p>
          </table:table-cell>
          <table:table-cell table:style-name="ce3" office:value-type="string" calcext:value-type="string">
            <text:p>28.6% of GDP (2010 est.) </text:p>
          </table:table-cell>
          <table:table-cell table:formula="of:=MID([.B223]; 1; FIND(&quot;%&quot;; [.B223])-1)" office:value-type="string" office:string-value="28.6" calcext:value-type="string">
            <text:p>2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p.html" xlink:type="simple">Mauritius</text:a> </text:p>
          </table:table-cell>
          <table:table-cell table:style-name="ce3" office:value-type="string" calcext:value-type="string">
            <text:p>24.9% of GDP (2010 est.) </text:p>
          </table:table-cell>
          <table:table-cell table:formula="of:=MID([.B225]; 1; FIND(&quot;%&quot;; [.B225])-1)" office:value-type="string" office:string-value="24.9" calcext:value-type="string">
            <text:p>2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x.html" xlink:type="simple">Mexico</text:a> </text:p>
          </table:table-cell>
          <table:table-cell table:style-name="ce3" office:value-type="string" calcext:value-type="string">
            <text:p>20.2% of GDP (2010 est.) </text:p>
          </table:table-cell>
          <table:table-cell table:formula="of:=MID([.B227]; 1; FIND(&quot;%&quot;; [.B227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d.html" xlink:type="simple">Moldova</text:a> </text:p>
          </table:table-cell>
          <table:table-cell table:style-name="ce3" office:value-type="string" calcext:value-type="string">
            <text:p>22.7% of GDP (2010 est.) </text:p>
          </table:table-cell>
          <table:table-cell table:formula="of:=MID([.B229]; 1; FIND(&quot;%&quot;; [.B229])-1)" office:value-type="string" office:string-value="22.7" calcext:value-type="string">
            <text:p>2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g.html" xlink:type="simple">Mongolia</text:a> </text:p>
          </table:table-cell>
          <table:table-cell table:style-name="ce3" office:value-type="string" calcext:value-type="string">
            <text:p>36.1% of GDP (2010 est.) </text:p>
          </table:table-cell>
          <table:table-cell table:formula="of:=MID([.B231]; 1; FIND(&quot;%&quot;; [.B231])-1)" office:value-type="string" office:string-value="36.1" calcext:value-type="string">
            <text:p>3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j.html" xlink:type="simple">Montenegro</text:a> </text:p>
          </table:table-cell>
          <table:table-cell table:style-name="ce3" office:value-type="string" calcext:value-type="string">
            <text:p>30.5% of GDP (2006 est.) </text:p>
          </table:table-cell>
          <table:table-cell table:formula="of:=MID([.B233]; 1; FIND(&quot;%&quot;; [.B233])-1)" office:value-type="string" office:string-value="30.5" calcext:value-type="string">
            <text:p>3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h.html" xlink:type="simple">Montserrat</text:a> </text:p>
          </table:table-cell>
          <table:table-cell table:style-name="ce3" office:value-type="string" calcext:value-type="string">
            <text:p>38% of GDP (2010 est.) </text:p>
          </table:table-cell>
          <table:table-cell table:formula="of:=MID([.B235]; 1; FIND(&quot;%&quot;; [.B235])-1)" office:value-type="string" office:string-value="38" calcext:value-type="string">
            <text:p>3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o.html" xlink:type="simple">Morocco</text:a> </text:p>
          </table:table-cell>
          <table:table-cell table:style-name="ce3" office:value-type="string" calcext:value-type="string">
            <text:p>30.7% of GDP (2010 est.) </text:p>
          </table:table-cell>
          <table:table-cell table:formula="of:=MID([.B237]; 1; FIND(&quot;%&quot;; [.B237])-1)" office:value-type="string" office:string-value="30.7" calcext:value-type="string">
            <text:p>3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z.html" xlink:type="simple">Mozambique</text:a> </text:p>
          </table:table-cell>
          <table:table-cell table:style-name="ce3" office:value-type="string" calcext:value-type="string">
            <text:p>25.5% of GDP (2010 est.) </text:p>
          </table:table-cell>
          <table:table-cell table:formula="of:=MID([.B239]; 1; FIND(&quot;%&quot;; [.B239])-1)" office:value-type="string" office:string-value="25.5" calcext:value-type="string">
            <text:p>2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a.html" xlink:type="simple">Namibia</text:a> </text:p>
          </table:table-cell>
          <table:table-cell table:style-name="ce3" office:value-type="string" calcext:value-type="string">
            <text:p>22.3% of GDP (2010 est.) </text:p>
          </table:table-cell>
          <table:table-cell table:formula="of:=MID([.B241]; 1; FIND(&quot;%&quot;; [.B241])-1)" office:value-type="string" office:string-value="22.3" calcext:value-type="string">
            <text:p>2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p.html" xlink:type="simple">Nepal</text:a> </text:p>
          </table:table-cell>
          <table:table-cell table:style-name="ce3" office:value-type="string" calcext:value-type="string">
            <text:p>3.5% of GDP (2020 est.) </text:p>
          </table:table-cell>
          <table:table-cell table:formula="of:=MID([.B243]; 1; FIND(&quot;%&quot;; [.B24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l.html" xlink:type="simple">Netherlands</text:a> </text:p>
          </table:table-cell>
          <table:table-cell table:style-name="ce3" office:value-type="string" calcext:value-type="string">
            <text:p>18.2% of GDP (2010 est.) </text:p>
          </table:table-cell>
          <table:table-cell table:formula="of:=MID([.B245]; 1; FIND(&quot;%&quot;; [.B245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c.html" xlink:type="simple">New Caledonia</text:a> </text:p>
          </table:table-cell>
          <table:table-cell table:style-name="ce3" office:value-type="string" calcext:value-type="string">
            <text:p>27.6% of GDP (2010 est.) </text:p>
          </table:table-cell>
          <table:table-cell table:formula="of:=MID([.B247]; 1; FIND(&quot;%&quot;; [.B247])-1)" office:value-type="string" office:string-value="27.6" calcext:value-type="string">
            <text:p>2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z.html" xlink:type="simple">New Zealand</text:a> </text:p>
          </table:table-cell>
          <table:table-cell table:style-name="ce3" office:value-type="string" calcext:value-type="string">
            <text:p>19.5% of GDP (2010 est.) </text:p>
          </table:table-cell>
          <table:table-cell table:formula="of:=MID([.B249]; 1; FIND(&quot;%&quot;; [.B249])-1)" office:value-type="string" office:string-value="19.5" calcext:value-type="string">
            <text:p>1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u.html" xlink:type="simple">Nicaragua</text:a> </text:p>
          </table:table-cell>
          <table:table-cell table:style-name="ce3" office:value-type="string" calcext:value-type="string">
            <text:p>26.2% of GDP (2010 est.) </text:p>
          </table:table-cell>
          <table:table-cell table:formula="of:=MID([.B251]; 1; FIND(&quot;%&quot;; [.B251])-1)" office:value-type="string" office:string-value="26.2" calcext:value-type="string">
            <text:p>2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g.html" xlink:type="simple">Niger</text:a> </text:p>
          </table:table-cell>
          <table:table-cell table:style-name="ce3" office:value-type="string" calcext:value-type="string">
            <text:p>34% of GDP (2010 est.) </text:p>
          </table:table-cell>
          <table:table-cell table:formula="of:=MID([.B253]; 1; FIND(&quot;%&quot;; [.B253])-1)" office:value-type="string" office:string-value="34" calcext:value-type="string">
            <text:p>3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i.html" xlink:type="simple">Nigeria</text:a> </text:p>
          </table:table-cell>
          <table:table-cell table:style-name="ce3" office:value-type="string" calcext:value-type="string">
            <text:p>13.6% of GDP (2010 est.) </text:p>
          </table:table-cell>
          <table:table-cell table:formula="of:=MID([.B255]; 1; FIND(&quot;%&quot;; [.B255])-1)" office:value-type="string" office:string-value="13.6" calcext:value-type="string">
            <text:p>1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o.html" xlink:type="simple">Norway</text:a> </text:p>
          </table:table-cell>
          <table:table-cell table:style-name="ce3" office:value-type="string" calcext:value-type="string">
            <text:p>20.3% of GDP (2010 est.) </text:p>
          </table:table-cell>
          <table:table-cell table:formula="of:=MID([.B257]; 1; FIND(&quot;%&quot;; [.B257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u.html" xlink:type="simple">Oman</text:a> </text:p>
          </table:table-cell>
          <table:table-cell table:style-name="ce3" office:value-type="string" calcext:value-type="string">
            <text:p>29.1% of GDP (2010 est.) </text:p>
          </table:table-cell>
          <table:table-cell table:formula="of:=MID([.B259]; 1; FIND(&quot;%&quot;; [.B259])-1)" office:value-type="string" office:string-value="29.1" calcext:value-type="string">
            <text:p>2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k.html" xlink:type="simple">Pakistan</text:a> </text:p>
          </table:table-cell>
          <table:table-cell table:style-name="ce3" office:value-type="string" calcext:value-type="string">
            <text:p>13.8% of GDP (2010 est.) </text:p>
          </table:table-cell>
          <table:table-cell table:formula="of:=MID([.B261]; 1; FIND(&quot;%&quot;; [.B261])-1)" office:value-type="string" office:string-value="13.8" calcext:value-type="string">
            <text:p>1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m.html" xlink:type="simple">Panama</text:a> </text:p>
          </table:table-cell>
          <table:table-cell table:style-name="ce3" office:value-type="string" calcext:value-type="string">
            <text:p>27.1% of GDP (2010 est.) </text:p>
          </table:table-cell>
          <table:table-cell table:formula="of:=MID([.B263]; 1; FIND(&quot;%&quot;; [.B263])-1)" office:value-type="string" office:string-value="27.1" calcext:value-type="string">
            <text:p>2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p.html" xlink:type="simple">Papua New Guinea</text:a> </text:p>
          </table:table-cell>
          <table:table-cell table:style-name="ce3" office:value-type="string" calcext:value-type="string">
            <text:p>17.7% of GDP (2010 est.) </text:p>
          </table:table-cell>
          <table:table-cell table:formula="of:=MID([.B265]; 1; FIND(&quot;%&quot;; [.B265])-1)" office:value-type="string" office:string-value="17.7" calcext:value-type="string">
            <text:p>1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a.html" xlink:type="simple">Paraguay</text:a> </text:p>
          </table:table-cell>
          <table:table-cell table:style-name="ce3" office:value-type="string" calcext:value-type="string">
            <text:p>15.8% of GDP (2010 est.) </text:p>
          </table:table-cell>
          <table:table-cell table:formula="of:=MID([.B267]; 1; FIND(&quot;%&quot;; [.B267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e.html" xlink:type="simple">Peru</text:a> </text:p>
          </table:table-cell>
          <table:table-cell table:style-name="ce3" office:value-type="string" calcext:value-type="string">
            <text:p>25.1% of GDP (2010 est.) </text:p>
          </table:table-cell>
          <table:table-cell table:formula="of:=MID([.B269]; 1; FIND(&quot;%&quot;; [.B269])-1)" office:value-type="string" office:string-value="25.1" calcext:value-type="string">
            <text:p>2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p.html" xlink:type="simple">Philippines</text:a> </text:p>
          </table:table-cell>
          <table:table-cell table:style-name="ce3" office:value-type="string" calcext:value-type="string">
            <text:p>20.2% of GDP (2010 est.) </text:p>
          </table:table-cell>
          <table:table-cell table:formula="of:=MID([.B271]; 1; FIND(&quot;%&quot;; [.B271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l.html" xlink:type="simple">Poland</text:a> </text:p>
          </table:table-cell>
          <table:table-cell table:style-name="ce3" office:value-type="string" calcext:value-type="string">
            <text:p>20.8% of GDP (2010 est.) </text:p>
          </table:table-cell>
          <table:table-cell table:formula="of:=MID([.B273]; 1; FIND(&quot;%&quot;; [.B273])-1)" office:value-type="string" office:string-value="20.8" calcext:value-type="string">
            <text:p>2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o.html" xlink:type="simple">Portugal</text:a> </text:p>
          </table:table-cell>
          <table:table-cell table:style-name="ce3" office:value-type="string" calcext:value-type="string">
            <text:p>19% of GDP (2010 est.) </text:p>
          </table:table-cell>
          <table:table-cell table:formula="of:=MID([.B275]; 1; FIND(&quot;%&quot;; [.B275])-1)" office:value-type="string" office:string-value="19" calcext:value-type="string">
            <text:p>1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q.html" xlink:type="simple">Puerto Rico</text:a> </text:p>
          </table:table-cell>
          <table:table-cell table:style-name="ce3" office:value-type="string" calcext:value-type="string">
            <text:p>14.4% of GDP (2010 est.) </text:p>
          </table:table-cell>
          <table:table-cell table:formula="of:=MID([.B277]; 1; FIND(&quot;%&quot;; [.B277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qa.html" xlink:type="simple">Qatar</text:a> </text:p>
          </table:table-cell>
          <table:table-cell table:style-name="ce3" office:value-type="string" calcext:value-type="string">
            <text:p>29.1% of GDP (2010 est.) </text:p>
          </table:table-cell>
          <table:table-cell table:formula="of:=MID([.B279]; 1; FIND(&quot;%&quot;; [.B279])-1)" office:value-type="string" office:string-value="29.1" calcext:value-type="string">
            <text:p>2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o.html" xlink:type="simple">Romania</text:a> </text:p>
          </table:table-cell>
          <table:table-cell table:style-name="ce3" office:value-type="string" calcext:value-type="string">
            <text:p>22.7% of GDP (2010 est.) </text:p>
          </table:table-cell>
          <table:table-cell table:formula="of:=MID([.B281]; 1; FIND(&quot;%&quot;; [.B281])-1)" office:value-type="string" office:string-value="22.7" calcext:value-type="string">
            <text:p>2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s.html" xlink:type="simple">Russia</text:a> </text:p>
          </table:table-cell>
          <table:table-cell table:style-name="ce3" office:value-type="string" calcext:value-type="string">
            <text:p>21.9% of GDP (2010 est.) </text:p>
          </table:table-cell>
          <table:table-cell table:formula="of:=MID([.B283]; 1; FIND(&quot;%&quot;; [.B283])-1)" office:value-type="string" office:string-value="21.9" calcext:value-type="string">
            <text:p>2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w.html" xlink:type="simple">Rwanda</text:a> </text:p>
          </table:table-cell>
          <table:table-cell table:style-name="ce3" office:value-type="string" calcext:value-type="string">
            <text:p>22.1% of GDP (2010 est.) </text:p>
          </table:table-cell>
          <table:table-cell table:formula="of:=MID([.B285]; 1; FIND(&quot;%&quot;; [.B285])-1)" office:value-type="string" office:string-value="22.1" calcext:value-type="string">
            <text:p>2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c.html" xlink:type="simple">Saint Kitts and Nevis</text:a> </text:p>
          </table:table-cell>
          <table:table-cell table:style-name="ce3" office:value-type="string" calcext:value-type="string">
            <text:p>37% of GDP (2010 est.) </text:p>
          </table:table-cell>
          <table:table-cell table:formula="of:=MID([.B287]; 1; FIND(&quot;%&quot;; [.B287])-1)" office:value-type="string" office:string-value="37" calcext:value-type="string">
            <text:p>3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t.html" xlink:type="simple">Saint Lucia</text:a> </text:p>
          </table:table-cell>
          <table:table-cell table:style-name="ce3" office:value-type="string" calcext:value-type="string">
            <text:p>21.1% of GDP (2010 est.) </text:p>
          </table:table-cell>
          <table:table-cell table:formula="of:=MID([.B289]; 1; FIND(&quot;%&quot;; [.B289])-1)" office:value-type="string" office:string-value="21.1" calcext:value-type="string">
            <text:p>2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table:style-name="ce3" office:value-type="string" calcext:value-type="string">
            <text:p>30.1% of GDP (2010 est.) </text:p>
          </table:table-cell>
          <table:table-cell table:formula="of:=MID([.B291]; 1; FIND(&quot;%&quot;; [.B291])-1)" office:value-type="string" office:string-value="30.1" calcext:value-type="string">
            <text:p>3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p.html" xlink:type="simple">Sao Tome and Principe</text:a> </text:p>
          </table:table-cell>
          <table:table-cell table:style-name="ce3" office:value-type="string" calcext:value-type="string">
            <text:p>44.6% of GDP (2010 est.) </text:p>
          </table:table-cell>
          <table:table-cell table:formula="of:=MID([.B293]; 1; FIND(&quot;%&quot;; [.B293])-1)" office:value-type="string" office:string-value="44.6" calcext:value-type="string">
            <text:p>4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a.html" xlink:type="simple">Saudi Arabia</text:a> </text:p>
          </table:table-cell>
          <table:table-cell table:style-name="ce3" office:value-type="string" calcext:value-type="string">
            <text:p>22.9% of GDP (2010 est.) </text:p>
          </table:table-cell>
          <table:table-cell table:formula="of:=MID([.B295]; 1; FIND(&quot;%&quot;; [.B295])-1)" office:value-type="string" office:string-value="22.9" calcext:value-type="string">
            <text:p>2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g.html" xlink:type="simple">Senegal</text:a> </text:p>
          </table:table-cell>
          <table:table-cell table:style-name="ce3" office:value-type="string" calcext:value-type="string">
            <text:p>25.3% of GDP (2010 est.) </text:p>
          </table:table-cell>
          <table:table-cell table:formula="of:=MID([.B297]; 1; FIND(&quot;%&quot;; [.B297])-1)" office:value-type="string" office:string-value="25.3" calcext:value-type="string">
            <text:p>2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i.html" xlink:type="simple">Serbia</text:a> </text:p>
          </table:table-cell>
          <table:table-cell table:style-name="ce3" office:value-type="string" calcext:value-type="string">
            <text:p>19.2% of GDP (2010 est.) </text:p>
          </table:table-cell>
          <table:table-cell table:formula="of:=MID([.B299]; 1; FIND(&quot;%&quot;; [.B299])-1)" office:value-type="string" office:string-value="19.2" calcext:value-type="string">
            <text:p>19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e.html" xlink:type="simple">Seychelles</text:a> </text:p>
          </table:table-cell>
          <table:table-cell table:style-name="ce3" office:value-type="string" calcext:value-type="string">
            <text:p>29% of GDP (2010 est.) </text:p>
          </table:table-cell>
          <table:table-cell table:formula="of:=MID([.B301]; 1; FIND(&quot;%&quot;; [.B301])-1)" office:value-type="string" office:string-value="29" calcext:value-type="string">
            <text:p>2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l.html" xlink:type="simple">Sierra Leone</text:a> </text:p>
          </table:table-cell>
          <table:table-cell table:style-name="ce3" office:value-type="string" calcext:value-type="string">
            <text:p>15.4% of GDP (2010 est.) </text:p>
          </table:table-cell>
          <table:table-cell table:formula="of:=MID([.B303]; 1; FIND(&quot;%&quot;; [.B303])-1)" office:value-type="string" office:string-value="15.4" calcext:value-type="string">
            <text:p>1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n.html" xlink:type="simple">Singapore</text:a> </text:p>
          </table:table-cell>
          <table:table-cell table:style-name="ce3" office:value-type="string" calcext:value-type="string">
            <text:p>25% of GDP (2010 est.) </text:p>
          </table:table-cell>
          <table:table-cell table:formula="of:=MID([.B305]; 1; FIND(&quot;%&quot;; [.B305])-1)" office:value-type="string" office:string-value="25" calcext:value-type="string">
            <text:p>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o.html" xlink:type="simple">Slovakia</text:a> </text:p>
          </table:table-cell>
          <table:table-cell table:style-name="ce3" office:value-type="string" calcext:value-type="string">
            <text:p>20.3% of GDP (2010 est.) </text:p>
          </table:table-cell>
          <table:table-cell table:formula="of:=MID([.B307]; 1; FIND(&quot;%&quot;; [.B307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i.html" xlink:type="simple">Slovenia</text:a> </text:p>
          </table:table-cell>
          <table:table-cell table:style-name="ce3" office:value-type="string" calcext:value-type="string">
            <text:p>23.2% of GDP (2010 est.) </text:p>
          </table:table-cell>
          <table:table-cell table:formula="of:=MID([.B309]; 1; FIND(&quot;%&quot;; [.B309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o.html" xlink:type="simple">Somalia</text:a> </text:p>
          </table:table-cell>
          <table:table-cell table:style-name="ce3" office:value-type="string" calcext:value-type="string">
            <text:p>NA% </text:p>
          </table:table-cell>
          <table:table-cell table:formula="of:=MID([.B311]; 1; FIND(&quot;%&quot;; [.B31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f.html" xlink:type="simple">South Africa</text:a> </text:p>
          </table:table-cell>
          <table:table-cell table:style-name="ce3" office:value-type="string" calcext:value-type="string">
            <text:p>19.6% of GDP (2010 est.) </text:p>
          </table:table-cell>
          <table:table-cell table:formula="of:=MID([.B313]; 1; FIND(&quot;%&quot;; [.B313])-1)" office:value-type="string" office:string-value="19.6" calcext:value-type="string">
            <text:p>19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p.html" xlink:type="simple">Spain</text:a> </text:p>
          </table:table-cell>
          <table:table-cell table:style-name="ce3" office:value-type="string" calcext:value-type="string">
            <text:p>22.5% of GDP (2010 est.) </text:p>
          </table:table-cell>
          <table:table-cell table:formula="of:=MID([.B315]; 1; FIND(&quot;%&quot;; [.B315])-1)" office:value-type="string" office:string-value="22.5" calcext:value-type="string">
            <text:p>2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e.html" xlink:type="simple">Sri Lanka</text:a> </text:p>
          </table:table-cell>
          <table:table-cell table:style-name="ce3" office:value-type="string" calcext:value-type="string">
            <text:p>25.9% of GDP (2010 est.) </text:p>
          </table:table-cell>
          <table:table-cell table:formula="of:=MID([.B317]; 1; FIND(&quot;%&quot;; [.B317])-1)" office:value-type="string" office:string-value="25.9" calcext:value-type="string">
            <text:p>2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u.html" xlink:type="simple">Sudan</text:a> </text:p>
          </table:table-cell>
          <table:table-cell table:style-name="ce3" office:value-type="string" calcext:value-type="string">
            <text:p>21.2% of GDP (2010 est.) </text:p>
          </table:table-cell>
          <table:table-cell table:formula="of:=MID([.B319]; 1; FIND(&quot;%&quot;; [.B319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z.html" xlink:type="simple">Swaziland</text:a> </text:p>
          </table:table-cell>
          <table:table-cell table:style-name="ce3" office:value-type="string" calcext:value-type="string">
            <text:p>16.2% of GDP (2010 est.) </text:p>
          </table:table-cell>
          <table:table-cell table:formula="of:=MID([.B321]; 1; FIND(&quot;%&quot;; [.B321])-1)" office:value-type="string" office:string-value="16.2" calcext:value-type="string">
            <text:p>1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w.html" xlink:type="simple">Sweden</text:a> </text:p>
          </table:table-cell>
          <table:table-cell table:style-name="ce3" office:value-type="string" calcext:value-type="string">
            <text:p>17.9% of GDP (2010 est.) </text:p>
          </table:table-cell>
          <table:table-cell table:formula="of:=MID([.B323]; 1; FIND(&quot;%&quot;; [.B323])-1)" office:value-type="string" office:string-value="17.9" calcext:value-type="string">
            <text:p>1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z.html" xlink:type="simple">Switzerland</text:a> </text:p>
          </table:table-cell>
          <table:table-cell table:style-name="ce3" office:value-type="string" calcext:value-type="string">
            <text:p>20.9% of GDP (2010 est.) </text:p>
          </table:table-cell>
          <table:table-cell table:formula="of:=MID([.B325]; 1; FIND(&quot;%&quot;; [.B325])-1)" office:value-type="string" office:string-value="20.9" calcext:value-type="string">
            <text:p>2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y.html" xlink:type="simple">Syria</text:a> </text:p>
          </table:table-cell>
          <table:table-cell table:style-name="ce3" office:value-type="string" calcext:value-type="string">
            <text:p>18.4% of GDP (2010 est.) </text:p>
          </table:table-cell>
          <table:table-cell table:formula="of:=MID([.B327]; 1; FIND(&quot;%&quot;; [.B327])-1)" office:value-type="string" office:string-value="18.4" calcext:value-type="string">
            <text:p>1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w.html" xlink:type="simple">Taiwan</text:a> </text:p>
          </table:table-cell>
          <table:table-cell table:style-name="ce3" office:value-type="string" calcext:value-type="string">
            <text:p>21.7% of GDP (2010 est.) </text:p>
          </table:table-cell>
          <table:table-cell table:formula="of:=MID([.B329]; 1; FIND(&quot;%&quot;; [.B329])-1)" office:value-type="string" office:string-value="21.7" calcext:value-type="string">
            <text:p>2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i.html" xlink:type="simple">Tajikistan</text:a> </text:p>
          </table:table-cell>
          <table:table-cell table:style-name="ce3" office:value-type="string" calcext:value-type="string">
            <text:p>20.6% of GDP (2010 est.) </text:p>
          </table:table-cell>
          <table:table-cell table:formula="of:=MID([.B331]; 1; FIND(&quot;%&quot;; [.B331])-1)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z.html" xlink:type="simple">Tanzania</text:a> </text:p>
          </table:table-cell>
          <table:table-cell table:style-name="ce3" office:value-type="string" calcext:value-type="string">
            <text:p>26.1% of GDP (2010 est.) </text:p>
          </table:table-cell>
          <table:table-cell table:formula="of:=MID([.B333]; 1; FIND(&quot;%&quot;; [.B333])-1)" office:value-type="string" office:string-value="26.1" calcext:value-type="string">
            <text:p>2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h.html" xlink:type="simple">Thailand</text:a> </text:p>
          </table:table-cell>
          <table:table-cell table:style-name="ce3" office:value-type="string" calcext:value-type="string">
            <text:p>24.7% of GDP (2010 est.) </text:p>
          </table:table-cell>
          <table:table-cell table:formula="of:=MID([.B335]; 1; FIND(&quot;%&quot;; [.B335])-1)" office:value-type="string" office:string-value="24.7" calcext:value-type="string">
            <text:p>2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t.html" xlink:type="simple">Timor-Leste</text:a> </text:p>
          </table:table-cell>
          <table:table-cell table:style-name="ce3" office:value-type="string" calcext:value-type="string">
            <text:p>38.4% of GDP (2010 est.) </text:p>
          </table:table-cell>
          <table:table-cell table:formula="of:=MID([.B337]; 1; FIND(&quot;%&quot;; [.B337])-1)" office:value-type="string" office:string-value="38.4" calcext:value-type="string">
            <text:p>3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o.html" xlink:type="simple">Togo</text:a> </text:p>
          </table:table-cell>
          <table:table-cell table:style-name="ce3" office:value-type="string" calcext:value-type="string">
            <text:p>18% of GDP (2010 est.) </text:p>
          </table:table-cell>
          <table:table-cell table:formula="of:=MID([.B339]; 1; FIND(&quot;%&quot;; [.B339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n.html" xlink:type="simple">Tonga</text:a> </text:p>
          </table:table-cell>
          <table:table-cell table:style-name="ce3" office:value-type="string" calcext:value-type="string">
            <text:p>26.3% of GDP (2010 est.) </text:p>
          </table:table-cell>
          <table:table-cell table:formula="of:=MID([.B341]; 1; FIND(&quot;%&quot;; [.B341])-1)" office:value-type="string" office:string-value="26.3" calcext:value-type="string">
            <text:p>2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d.html" xlink:type="simple">Trinidad and Tobago</text:a> </text:p>
          </table:table-cell>
          <table:table-cell table:style-name="ce3" office:value-type="string" calcext:value-type="string">
            <text:p>11.6% of GDP (2010 est.) </text:p>
          </table:table-cell>
          <table:table-cell table:formula="of:=MID([.B343]; 1; FIND(&quot;%&quot;; [.B343])-1)" office:value-type="string" office:string-value="11.6" calcext:value-type="string">
            <text:p>1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s.html" xlink:type="simple">Tunisia</text:a> </text:p>
          </table:table-cell>
          <table:table-cell table:style-name="ce3" office:value-type="string" calcext:value-type="string">
            <text:p>26.9% of GDP (2010 est.) </text:p>
          </table:table-cell>
          <table:table-cell table:formula="of:=MID([.B345]; 1; FIND(&quot;%&quot;; [.B345])-1)" office:value-type="string" office:string-value="26.9" calcext:value-type="string">
            <text:p>2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u.html" xlink:type="simple">Turkey</text:a> </text:p>
          </table:table-cell>
          <table:table-cell table:style-name="ce3" office:value-type="string" calcext:value-type="string">
            <text:p>18.7% of GDP (2010 est.) </text:p>
          </table:table-cell>
          <table:table-cell table:formula="of:=MID([.B347]; 1; FIND(&quot;%&quot;; [.B347])-1)" office:value-type="string" office:string-value="18.7" calcext:value-type="string">
            <text:p>1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x.html" xlink:type="simple">Turkmenistan</text:a> </text:p>
          </table:table-cell>
          <table:table-cell table:style-name="ce3" office:value-type="string" calcext:value-type="string">
            <text:p>19.7% of GDP (2010 est.) </text:p>
          </table:table-cell>
          <table:table-cell table:formula="of:=MID([.B349]; 1; FIND(&quot;%&quot;; [.B349])-1)" office:value-type="string" office:string-value="19.7" calcext:value-type="string">
            <text:p>19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k.html" xlink:type="simple">Turks and Caicos Islands</text:a> </text:p>
          </table:table-cell>
          <table:table-cell table:style-name="ce3" office:value-type="string" calcext:value-type="string">
            <text:p>44.5% of GDP (2010 est.) </text:p>
          </table:table-cell>
          <table:table-cell table:formula="of:=MID([.B351]; 1; FIND(&quot;%&quot;; [.B351])-1)" office:value-type="string" office:string-value="44.5" calcext:value-type="string">
            <text:p>4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g.html" xlink:type="simple">Uganda</text:a> </text:p>
          </table:table-cell>
          <table:table-cell table:style-name="ce3" office:value-type="string" calcext:value-type="string">
            <text:p>23.2% of GDP (2010 est.) </text:p>
          </table:table-cell>
          <table:table-cell table:formula="of:=MID([.B353]; 1; FIND(&quot;%&quot;; [.B353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p.html" xlink:type="simple">Ukraine</text:a> </text:p>
          </table:table-cell>
          <table:table-cell table:style-name="ce3" office:value-type="string" calcext:value-type="string">
            <text:p>19.1% of GDP (2010 est.) </text:p>
          </table:table-cell>
          <table:table-cell table:formula="of:=MID([.B355]; 1; FIND(&quot;%&quot;; [.B355])-1)" office:value-type="string" office:string-value="19.1" calcext:value-type="string">
            <text:p>1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e.html" xlink:type="simple">United Arab Emirates</text:a> </text:p>
          </table:table-cell>
          <table:table-cell table:style-name="ce3" office:value-type="string" calcext:value-type="string">
            <text:p>23.8% of GDP (2010 est.) </text:p>
          </table:table-cell>
          <table:table-cell table:formula="of:=MID([.B357]; 1; FIND(&quot;%&quot;; [.B357])-1)" office:value-type="string" office:string-value="23.8" calcext:value-type="string">
            <text:p>2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k.html" xlink:type="simple">United Kingdom</text:a> </text:p>
          </table:table-cell>
          <table:table-cell table:style-name="ce3" office:value-type="string" calcext:value-type="string">
            <text:p>14.7% of GDP (2010 est.) </text:p>
          </table:table-cell>
          <table:table-cell table:formula="of:=MID([.B359]; 1; FIND(&quot;%&quot;; [.B359])-1)" office:value-type="string" office:string-value="14.7" calcext:value-type="string">
            <text:p>1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s.html" xlink:type="simple">United States</text:a> </text:p>
          </table:table-cell>
          <table:table-cell table:style-name="ce3" office:value-type="string" calcext:value-type="string">
            <text:p>11.9% of GDP (2010 est.) </text:p>
          </table:table-cell>
          <table:table-cell table:formula="of:=MID([.B361]; 1; FIND(&quot;%&quot;; [.B361])-1)" office:value-type="string" office:string-value="11.9" calcext:value-type="string">
            <text:p>1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y.html" xlink:type="simple">Uruguay</text:a> </text:p>
          </table:table-cell>
          <table:table-cell table:style-name="ce3" office:value-type="string" calcext:value-type="string">
            <text:p>20% of GDP (2010 est.) </text:p>
          </table:table-cell>
          <table:table-cell table:formula="of:=MID([.B363]; 1; FIND(&quot;%&quot;; [.B363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h.html" xlink:type="simple">Vanuatu</text:a> </text:p>
          </table:table-cell>
          <table:table-cell table:style-name="ce3" office:value-type="string" calcext:value-type="string">
            <text:p>21.9% of GDP (2010 est.) </text:p>
          </table:table-cell>
          <table:table-cell table:formula="of:=MID([.B365]; 1; FIND(&quot;%&quot;; [.B365])-1)" office:value-type="string" office:string-value="21.9" calcext:value-type="string">
            <text:p>2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e.html" xlink:type="simple">Venezuela</text:a> </text:p>
          </table:table-cell>
          <table:table-cell table:style-name="ce3" office:value-type="string" calcext:value-type="string">
            <text:p>17.6% of GDP (2010 est.) </text:p>
          </table:table-cell>
          <table:table-cell table:formula="of:=MID([.B367]; 1; FIND(&quot;%&quot;; [.B367])-1)" office:value-type="string" office:string-value="17.6" calcext:value-type="string">
            <text:p>1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m.html" xlink:type="simple">Vietnam</text:a> </text:p>
          </table:table-cell>
          <table:table-cell table:style-name="ce3" office:value-type="string" calcext:value-type="string">
            <text:p>33.9% of GDP (2010 est.) </text:p>
          </table:table-cell>
          <table:table-cell table:formula="of:=MID([.B369]; 1; FIND(&quot;%&quot;; [.B369])-1)" office:value-type="string" office:string-value="33.9" calcext:value-type="string">
            <text:p>3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e.html" xlink:type="simple">West Bank</text:a> </text:p>
          </table:table-cell>
          <table:table-cell table:style-name="ce3" office:value-type="string" calcext:value-type="string">
            <text:p>18.3% of GDP (2010 est.) </text:p>
          </table:table-cell>
          <table:table-cell table:formula="of:=MID([.B371]; 1; FIND(&quot;%&quot;; [.B371])-1)" office:value-type="string" office:string-value="18.3" calcext:value-type="string">
            <text:p>1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xx.html" xlink:type="simple">World</text:a> </text:p>
          </table:table-cell>
          <table:table-cell table:style-name="ce3" office:value-type="string" calcext:value-type="string">
            <text:p>23.4% of GDP (2010 est.) </text:p>
            <text:p>23.1% of GDP (2009 est.) (2010 est.) </text:p>
          </table:table-cell>
          <table:table-cell table:formula="of:=MID([.B373]; 1; FIND(&quot;%&quot;; [.B373])-1)" office:value-type="string" office:string-value="23.4" calcext:value-type="string">
            <text:p>2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ym.html" xlink:type="simple">Yemen</text:a> </text:p>
          </table:table-cell>
          <table:table-cell table:style-name="ce3" office:value-type="string" calcext:value-type="string">
            <text:p>19.1% of GDP (2010 est.) </text:p>
          </table:table-cell>
          <table:table-cell table:formula="of:=MID([.B375]; 1; FIND(&quot;%&quot;; [.B375])-1)" office:value-type="string" office:string-value="19.1" calcext:value-type="string">
            <text:p>1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a.html" xlink:type="simple">Zambia</text:a> </text:p>
          </table:table-cell>
          <table:table-cell table:style-name="ce3" office:value-type="string" calcext:value-type="string">
            <text:p>20.7% of GDP (2010 est.) </text:p>
          </table:table-cell>
          <table:table-cell table:formula="of:=MID([.B377]; 1; FIND(&quot;%&quot;; [.B377])-1)" office:value-type="string" office:string-value="20.7" calcext:value-type="string">
            <text:p>2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i.html" xlink:type="simple">Zimbabwe</text:a> </text:p>
          </table:table-cell>
          <table:table-cell table:style-name="ce3" office:value-type="string" calcext:value-type="string">
            <text:p>22.3% of GDP (2010 est.) </text:p>
          </table:table-cell>
          <table:table-cell table:formula="of:=MID([.B379]; 1; FIND(&quot;%&quot;; [.B379])-1)" office:value-type="string" office:string-value="22.3" calcext:value-type="string">
            <text:p>22.3</text:p>
          </table:table-cell>
        </table:table-row>
      </table:table>
      <table:named-expressions>
        <table:named-range table:name="AA" table:base-cell-address="$Feuille1.$A$18" table:cell-range-address="$Feuille1.$A$18"/>
        <table:named-range table:name="AC" table:base-cell-address="$Feuille1.$A$12" table:cell-range-address="$Feuille1.$A$12"/>
        <table:named-range table:name="AE" table:base-cell-address="$Feuille1.$A$356" table:cell-range-address="$Feuille1.$A$356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4" table:cell-range-address="$Feuille1.$A$24"/>
        <table:named-range table:name="AL" table:base-cell-address="$Feuille1.$A$4" table:cell-range-address="$Feuille1.$A$4"/>
        <table:named-range table:name="AM" table:base-cell-address="$Feuille1.$A$16" table:cell-range-address="$Feuille1.$A$16"/>
        <table:named-range table:name="AO" table:base-cell-address="$Feuille1.$A$8" table:cell-range-address="$Feuille1.$A$8"/>
        <table:named-range table:name="AR" table:base-cell-address="$Feuille1.$A$14" table:cell-range-address="$Feuille1.$A$14"/>
        <table:named-range table:name="AS" table:base-cell-address="$Feuille1.$A$20" table:cell-range-address="$Feuille1.$A$20"/>
        <table:named-range table:name="AU" table:base-cell-address="$Feuille1.$A$22" table:cell-range-address="$Feuille1.$A$22"/>
        <table:named-range table:name="AV" table:base-cell-address="$Feuille1.$A$10" table:cell-range-address="$Feuille1.$A$10"/>
        <table:named-range table:name="BA" table:base-cell-address="$Feuille1.$A$28" table:cell-range-address="$Feuille1.$A$28"/>
        <table:named-range table:name="BB" table:base-cell-address="$Feuille1.$A$32" table:cell-range-address="$Feuille1.$A$32"/>
        <table:named-range table:name="BC" table:base-cell-address="$Feuille1.$A$48" table:cell-range-address="$Feuille1.$A$48"/>
        <table:named-range table:name="BD" table:base-cell-address="$Feuille1.$A$42" table:cell-range-address="$Feuille1.$A$42"/>
        <table:named-range table:name="BE" table:base-cell-address="$Feuille1.$A$36" table:cell-range-address="$Feuille1.$A$36"/>
        <table:named-range table:name="BF" table:base-cell-address="$Feuille1.$A$26" table:cell-range-address="$Feuille1.$A$26"/>
        <table:named-range table:name="BG" table:base-cell-address="$Feuille1.$A$30" table:cell-range-address="$Feuille1.$A$30"/>
        <table:named-range table:name="BH" table:base-cell-address="$Feuille1.$A$38" table:cell-range-address="$Feuille1.$A$38"/>
        <table:named-range table:name="BL" table:base-cell-address="$Feuille1.$A$46" table:cell-range-address="$Feuille1.$A$46"/>
        <table:named-range table:name="BM" table:base-cell-address="$Feuille1.$A$60" table:cell-range-address="$Feuille1.$A$60"/>
        <table:named-range table:name="BN" table:base-cell-address="$Feuille1.$A$40" table:cell-range-address="$Feuille1.$A$40"/>
        <table:named-range table:name="BO" table:base-cell-address="$Feuille1.$A$34" table:cell-range-address="$Feuille1.$A$34"/>
        <table:named-range table:name="BR" table:base-cell-address="$Feuille1.$A$50" table:cell-range-address="$Feuille1.$A$50"/>
        <table:named-range table:name="BT" table:base-cell-address="$Feuille1.$A$44" table:cell-range-address="$Feuille1.$A$44"/>
        <table:named-range table:name="BU" table:base-cell-address="$Feuille1.$A$56" table:cell-range-address="$Feuille1.$A$56"/>
        <table:named-range table:name="BX" table:base-cell-address="$Feuille1.$A$54" table:cell-range-address="$Feuille1.$A$54"/>
        <table:named-range table:name="BY" table:base-cell-address="$Feuille1.$A$62" table:cell-range-address="$Feuille1.$A$62"/>
        <table:named-range table:name="CA" table:base-cell-address="$Feuille1.$A$68" table:cell-range-address="$Feuille1.$A$68"/>
        <table:named-range table:name="CB" table:base-cell-address="$Feuille1.$A$64" table:cell-range-address="$Feuille1.$A$64"/>
        <table:named-range table:name="CC" table:base-cell-address="$Feuille1.$A$98" table:cell-range-address="$Feuille1.$A$98"/>
        <table:named-range table:name="CD" table:base-cell-address="$Feuille1.$A$76" table:cell-range-address="$Feuille1.$A$76"/>
        <table:named-range table:name="CE" table:base-cell-address="$Feuille1.$A$316" table:cell-range-address="$Feuille1.$A$316"/>
        <table:named-range table:name="CF" table:base-cell-address="$Feuille1.$A$88" table:cell-range-address="$Feuille1.$A$88"/>
        <table:named-range table:name="CG" table:base-cell-address="$Feuille1.$A$86" table:cell-range-address="$Feuille1.$A$86"/>
        <table:named-range table:name="CH" table:base-cell-address="$Feuille1.$A$80" table:cell-range-address="$Feuille1.$A$80"/>
        <table:named-range table:name="CI" table:base-cell-address="$Feuille1.$A$78" table:cell-range-address="$Feuille1.$A$78"/>
        <table:named-range table:name="CJ" table:base-cell-address="$Feuille1.$A$72" table:cell-range-address="$Feuille1.$A$72"/>
        <table:named-range table:name="CM" table:base-cell-address="$Feuille1.$A$66" table:cell-range-address="$Feuille1.$A$66"/>
        <table:named-range table:name="CN" table:base-cell-address="$Feuille1.$A$84" table:cell-range-address="$Feuille1.$A$84"/>
        <table:named-range table:name="CO" table:base-cell-address="$Feuille1.$A$82" table:cell-range-address="$Feuille1.$A$82"/>
        <table:named-range table:name="CS" table:base-cell-address="$Feuille1.$A$90" table:cell-range-address="$Feuille1.$A$90"/>
        <table:named-range table:name="CT" table:base-cell-address="$Feuille1.$A$74" table:cell-range-address="$Feuille1.$A$74"/>
        <table:named-range table:name="CU" table:base-cell-address="$Feuille1.$A$96" table:cell-range-address="$Feuille1.$A$96"/>
        <table:named-range table:name="CV" table:base-cell-address="$Feuille1.$A$70" table:cell-range-address="$Feuille1.$A$70"/>
        <table:named-range table:name="CY" table:base-cell-address="$Feuille1.$A$100" table:cell-range-address="$Feuille1.$A$100"/>
        <table:named-range table:name="DA" table:base-cell-address="$Feuille1.$A$104" table:cell-range-address="$Feuille1.$A$104"/>
        <table:named-range table:name="DJ" table:base-cell-address="$Feuille1.$A$106" table:cell-range-address="$Feuille1.$A$106"/>
        <table:named-range table:name="DO" table:base-cell-address="$Feuille1.$A$108" table:cell-range-address="$Feuille1.$A$108"/>
        <table:named-range table:name="DR" table:base-cell-address="$Feuille1.$A$110" table:cell-range-address="$Feuille1.$A$110"/>
        <table:named-range table:name="EC" table:base-cell-address="$Feuille1.$A$112" table:cell-range-address="$Feuille1.$A$112"/>
        <table:named-range table:name="EE" table:base-cell-address="$Feuille1.$A$126" table:cell-range-address="$Feuille1.$A$126"/>
        <table:named-range table:name="EG" table:base-cell-address="$Feuille1.$A$114" table:cell-range-address="$Feuille1.$A$114"/>
        <table:named-range table:name="EI" table:base-cell-address="$Feuille1.$A$172" table:cell-range-address="$Feuille1.$A$172"/>
        <table:named-range table:name="EK" table:base-cell-address="$Feuille1.$A$118" table:cell-range-address="$Feuille1.$A$118"/>
        <table:named-range table:name="EN" table:base-cell-address="$Feuille1.$A$122" table:cell-range-address="$Feuille1.$A$122"/>
        <table:named-range table:name="ER" table:base-cell-address="$Feuille1.$A$120" table:cell-range-address="$Feuille1.$A$120"/>
        <table:named-range table:name="ES" table:base-cell-address="$Feuille1.$A$116" table:cell-range-address="$Feuille1.$A$116"/>
        <table:named-range table:name="ET" table:base-cell-address="$Feuille1.$A$124" table:cell-range-address="$Feuille1.$A$124"/>
        <table:named-range table:name="EZ" table:base-cell-address="$Feuille1.$A$102" table:cell-range-address="$Feuille1.$A$102"/>
        <table:named-range table:name="FI" table:base-cell-address="$Feuille1.$A$130" table:cell-range-address="$Feuille1.$A$130"/>
        <table:named-range table:name="FJ" table:base-cell-address="$Feuille1.$A$128" table:cell-range-address="$Feuille1.$A$128"/>
        <table:named-range table:name="FR" table:base-cell-address="$Feuille1.$A$132" table:cell-range-address="$Feuille1.$A$132"/>
        <table:named-range table:name="GA" table:base-cell-address="$Feuille1.$A$136" table:cell-range-address="$Feuille1.$A$136"/>
        <table:named-range table:name="GB" table:base-cell-address="$Feuille1.$A$134" table:cell-range-address="$Feuille1.$A$134"/>
        <table:named-range table:name="GG" table:base-cell-address="$Feuille1.$A$138" table:cell-range-address="$Feuille1.$A$138"/>
        <table:named-range table:name="GH" table:base-cell-address="$Feuille1.$A$142" table:cell-range-address="$Feuille1.$A$142"/>
        <table:named-range table:name="GJ" table:base-cell-address="$Feuille1.$A$146" table:cell-range-address="$Feuille1.$A$146"/>
        <table:named-range table:name="GM" table:base-cell-address="$Feuille1.$A$140" table:cell-range-address="$Feuille1.$A$140"/>
        <table:named-range table:name="GR" table:base-cell-address="$Feuille1.$A$144" table:cell-range-address="$Feuille1.$A$144"/>
        <table:named-range table:name="GT" table:base-cell-address="$Feuille1.$A$148" table:cell-range-address="$Feuille1.$A$148"/>
        <table:named-range table:name="GV" table:base-cell-address="$Feuille1.$A$150" table:cell-range-address="$Feuille1.$A$150"/>
        <table:named-range table:name="GY" table:base-cell-address="$Feuille1.$A$154" table:cell-range-address="$Feuille1.$A$154"/>
        <table:named-range table:name="HA" table:base-cell-address="$Feuille1.$A$156" table:cell-range-address="$Feuille1.$A$156"/>
        <table:named-range table:name="HK" table:base-cell-address="$Feuille1.$A$160" table:cell-range-address="$Feuille1.$A$160"/>
        <table:named-range table:name="HO" table:base-cell-address="$Feuille1.$A$158" table:cell-range-address="$Feuille1.$A$158"/>
        <table:named-range table:name="HR" table:base-cell-address="$Feuille1.$A$94" table:cell-range-address="$Feuille1.$A$94"/>
        <table:named-range table:name="HU" table:base-cell-address="$Feuille1.$A$162" table:cell-range-address="$Feuille1.$A$162"/>
        <table:named-range table:name="IC" table:base-cell-address="$Feuille1.$A$164" table:cell-range-address="$Feuille1.$A$164"/>
        <table:named-range table:name="ID" table:base-cell-address="$Feuille1.$A$168" table:cell-range-address="$Feuille1.$A$168"/>
        <table:named-range table:name="IN" table:base-cell-address="$Feuille1.$A$166" table:cell-range-address="$Feuille1.$A$166"/>
        <table:named-range table:name="IR" table:base-cell-address="$Feuille1.$A$170" table:cell-range-address="$Feuille1.$A$170"/>
        <table:named-range table:name="IS" table:base-cell-address="$Feuille1.$A$174" table:cell-range-address="$Feuille1.$A$174"/>
        <table:named-range table:name="IT" table:base-cell-address="$Feuille1.$A$176" table:cell-range-address="$Feuille1.$A$176"/>
        <table:named-range table:name="IV" table:base-cell-address="$Feuille1.$A$92" table:cell-range-address="$Feuille1.$A$92"/>
        <table:named-range table:name="JA" table:base-cell-address="$Feuille1.$A$180" table:cell-range-address="$Feuille1.$A$180"/>
        <table:named-range table:name="JM" table:base-cell-address="$Feuille1.$A$178" table:cell-range-address="$Feuille1.$A$178"/>
        <table:named-range table:name="JO" table:base-cell-address="$Feuille1.$A$182" table:cell-range-address="$Feuille1.$A$182"/>
        <table:named-range table:name="KE" table:base-cell-address="$Feuille1.$A$186" table:cell-range-address="$Feuille1.$A$186"/>
        <table:named-range table:name="KG" table:base-cell-address="$Feuille1.$A$194" table:cell-range-address="$Feuille1.$A$194"/>
        <table:named-range table:name="KS" table:base-cell-address="$Feuille1.$A$188" table:cell-range-address="$Feuille1.$A$188"/>
        <table:named-range table:name="KU" table:base-cell-address="$Feuille1.$A$192" table:cell-range-address="$Feuille1.$A$192"/>
        <table:named-range table:name="KV" table:base-cell-address="$Feuille1.$A$190" table:cell-range-address="$Feuille1.$A$190"/>
        <table:named-range table:name="KZ" table:base-cell-address="$Feuille1.$A$184" table:cell-range-address="$Feuille1.$A$184"/>
        <table:named-range table:name="LE" table:base-cell-address="$Feuille1.$A$198" table:cell-range-address="$Feuille1.$A$198"/>
        <table:named-range table:name="LG" table:base-cell-address="$Feuille1.$A$196" table:cell-range-address="$Feuille1.$A$196"/>
        <table:named-range table:name="LH" table:base-cell-address="$Feuille1.$A$204" table:cell-range-address="$Feuille1.$A$204"/>
        <table:named-range table:name="LO" table:base-cell-address="$Feuille1.$A$306" table:cell-range-address="$Feuille1.$A$306"/>
        <table:named-range table:name="LT" table:base-cell-address="$Feuille1.$A$200" table:cell-range-address="$Feuille1.$A$200"/>
        <table:named-range table:name="LU" table:base-cell-address="$Feuille1.$A$206" table:cell-range-address="$Feuille1.$A$206"/>
        <table:named-range table:name="LY" table:base-cell-address="$Feuille1.$A$202" table:cell-range-address="$Feuille1.$A$202"/>
        <table:named-range table:name="MA" table:base-cell-address="$Feuille1.$A$212" table:cell-range-address="$Feuille1.$A$212"/>
        <table:named-range table:name="MC" table:base-cell-address="$Feuille1.$A$208" table:cell-range-address="$Feuille1.$A$208"/>
        <table:named-range table:name="MD" table:base-cell-address="$Feuille1.$A$228" table:cell-range-address="$Feuille1.$A$228"/>
        <table:named-range table:name="MG" table:base-cell-address="$Feuille1.$A$230" table:cell-range-address="$Feuille1.$A$230"/>
        <table:named-range table:name="MH" table:base-cell-address="$Feuille1.$A$234" table:cell-range-address="$Feuille1.$A$234"/>
        <table:named-range table:name="MI" table:base-cell-address="$Feuille1.$A$214" table:cell-range-address="$Feuille1.$A$214"/>
        <table:named-range table:name="MJ" table:base-cell-address="$Feuille1.$A$232" table:cell-range-address="$Feuille1.$A$232"/>
        <table:named-range table:name="MK" table:base-cell-address="$Feuille1.$A$210" table:cell-range-address="$Feuille1.$A$210"/>
        <table:named-range table:name="ML" table:base-cell-address="$Feuille1.$A$218" table:cell-range-address="$Feuille1.$A$218"/>
        <table:named-range table:name="MO" table:base-cell-address="$Feuille1.$A$236" table:cell-range-address="$Feuille1.$A$236"/>
        <table:named-range table:name="MP" table:base-cell-address="$Feuille1.$A$224" table:cell-range-address="$Feuille1.$A$224"/>
        <table:named-range table:name="MR" table:base-cell-address="$Feuille1.$A$222" table:cell-range-address="$Feuille1.$A$222"/>
        <table:named-range table:name="MT" table:base-cell-address="$Feuille1.$A$220" table:cell-range-address="$Feuille1.$A$220"/>
        <table:named-range table:name="MU" table:base-cell-address="$Feuille1.$A$258" table:cell-range-address="$Feuille1.$A$258"/>
        <table:named-range table:name="MX" table:base-cell-address="$Feuille1.$A$226" table:cell-range-address="$Feuille1.$A$226"/>
        <table:named-range table:name="MY" table:base-cell-address="$Feuille1.$A$216" table:cell-range-address="$Feuille1.$A$216"/>
        <table:named-range table:name="MZ" table:base-cell-address="$Feuille1.$A$238" table:cell-range-address="$Feuille1.$A$238"/>
        <table:named-range table:name="NC" table:base-cell-address="$Feuille1.$A$246" table:cell-range-address="$Feuille1.$A$246"/>
        <table:named-range table:name="NG" table:base-cell-address="$Feuille1.$A$252" table:cell-range-address="$Feuille1.$A$252"/>
        <table:named-range table:name="NH" table:base-cell-address="$Feuille1.$A$364" table:cell-range-address="$Feuille1.$A$364"/>
        <table:named-range table:name="NI" table:base-cell-address="$Feuille1.$A$254" table:cell-range-address="$Feuille1.$A$254"/>
        <table:named-range table:name="NL" table:base-cell-address="$Feuille1.$A$244" table:cell-range-address="$Feuille1.$A$244"/>
        <table:named-range table:name="NO" table:base-cell-address="$Feuille1.$A$256" table:cell-range-address="$Feuille1.$A$256"/>
        <table:named-range table:name="NP" table:base-cell-address="$Feuille1.$A$242" table:cell-range-address="$Feuille1.$A$242"/>
        <table:named-range table:name="NU" table:base-cell-address="$Feuille1.$A$250" table:cell-range-address="$Feuille1.$A$250"/>
        <table:named-range table:name="NZ" table:base-cell-address="$Feuille1.$A$248" table:cell-range-address="$Feuille1.$A$248"/>
        <table:named-range table:name="PA" table:base-cell-address="$Feuille1.$A$266" table:cell-range-address="$Feuille1.$A$266"/>
        <table:named-range table:name="PE" table:base-cell-address="$Feuille1.$A$268" table:cell-range-address="$Feuille1.$A$268"/>
        <table:named-range table:name="PK" table:base-cell-address="$Feuille1.$A$260" table:cell-range-address="$Feuille1.$A$260"/>
        <table:named-range table:name="PL" table:base-cell-address="$Feuille1.$A$272" table:cell-range-address="$Feuille1.$A$272"/>
        <table:named-range table:name="PM" table:base-cell-address="$Feuille1.$A$262" table:cell-range-address="$Feuille1.$A$262"/>
        <table:named-range table:name="PO" table:base-cell-address="$Feuille1.$A$274" table:cell-range-address="$Feuille1.$A$274"/>
        <table:named-range table:name="PP" table:base-cell-address="$Feuille1.$A$264" table:cell-range-address="$Feuille1.$A$264"/>
        <table:named-range table:name="PU" table:base-cell-address="$Feuille1.$A$152" table:cell-range-address="$Feuille1.$A$152"/>
        <table:named-range table:name="QA" table:base-cell-address="$Feuille1.$A$278" table:cell-range-address="$Feuille1.$A$278"/>
        <table:named-range table:name="RI" table:base-cell-address="$Feuille1.$A$298" table:cell-range-address="$Feuille1.$A$298"/>
        <table:named-range table:name="RO" table:base-cell-address="$Feuille1.$A$280" table:cell-range-address="$Feuille1.$A$280"/>
        <table:named-range table:name="RP" table:base-cell-address="$Feuille1.$A$270" table:cell-range-address="$Feuille1.$A$270"/>
        <table:named-range table:name="RQ" table:base-cell-address="$Feuille1.$A$276" table:cell-range-address="$Feuille1.$A$276"/>
        <table:named-range table:name="RS" table:base-cell-address="$Feuille1.$A$282" table:cell-range-address="$Feuille1.$A$282"/>
        <table:named-range table:name="RW" table:base-cell-address="$Feuille1.$A$284" table:cell-range-address="$Feuille1.$A$284"/>
        <table:named-range table:name="SA" table:base-cell-address="$Feuille1.$A$294" table:cell-range-address="$Feuille1.$A$294"/>
        <table:named-range table:name="SC" table:base-cell-address="$Feuille1.$A$286" table:cell-range-address="$Feuille1.$A$286"/>
        <table:named-range table:name="SE" table:base-cell-address="$Feuille1.$A$300" table:cell-range-address="$Feuille1.$A$300"/>
        <table:named-range table:name="SF" table:base-cell-address="$Feuille1.$A$312" table:cell-range-address="$Feuille1.$A$312"/>
        <table:named-range table:name="SG" table:base-cell-address="$Feuille1.$A$296" table:cell-range-address="$Feuille1.$A$296"/>
        <table:named-range table:name="SI" table:base-cell-address="$Feuille1.$A$308" table:cell-range-address="$Feuille1.$A$308"/>
        <table:named-range table:name="SL" table:base-cell-address="$Feuille1.$A$302" table:cell-range-address="$Feuille1.$A$302"/>
        <table:named-range table:name="SN" table:base-cell-address="$Feuille1.$A$304" table:cell-range-address="$Feuille1.$A$304"/>
        <table:named-range table:name="SO" table:base-cell-address="$Feuille1.$A$310" table:cell-range-address="$Feuille1.$A$310"/>
        <table:named-range table:name="SP" table:base-cell-address="$Feuille1.$A$314" table:cell-range-address="$Feuille1.$A$314"/>
        <table:named-range table:name="ST" table:base-cell-address="$Feuille1.$A$288" table:cell-range-address="$Feuille1.$A$288"/>
        <table:named-range table:name="SU" table:base-cell-address="$Feuille1.$A$318" table:cell-range-address="$Feuille1.$A$318"/>
        <table:named-range table:name="SW" table:base-cell-address="$Feuille1.$A$322" table:cell-range-address="$Feuille1.$A$322"/>
        <table:named-range table:name="SY" table:base-cell-address="$Feuille1.$A$326" table:cell-range-address="$Feuille1.$A$326"/>
        <table:named-range table:name="SZ" table:base-cell-address="$Feuille1.$A$324" table:cell-range-address="$Feuille1.$A$324"/>
        <table:named-range table:name="TD" table:base-cell-address="$Feuille1.$A$342" table:cell-range-address="$Feuille1.$A$342"/>
        <table:named-range table:name="TH" table:base-cell-address="$Feuille1.$A$334" table:cell-range-address="$Feuille1.$A$334"/>
        <table:named-range table:name="TI" table:base-cell-address="$Feuille1.$A$330" table:cell-range-address="$Feuille1.$A$330"/>
        <table:named-range table:name="TK" table:base-cell-address="$Feuille1.$A$350" table:cell-range-address="$Feuille1.$A$350"/>
        <table:named-range table:name="TN" table:base-cell-address="$Feuille1.$A$340" table:cell-range-address="$Feuille1.$A$340"/>
        <table:named-range table:name="TO" table:base-cell-address="$Feuille1.$A$338" table:cell-range-address="$Feuille1.$A$338"/>
        <table:named-range table:name="TP" table:base-cell-address="$Feuille1.$A$292" table:cell-range-address="$Feuille1.$A$292"/>
        <table:named-range table:name="TS" table:base-cell-address="$Feuille1.$A$344" table:cell-range-address="$Feuille1.$A$344"/>
        <table:named-range table:name="TT" table:base-cell-address="$Feuille1.$A$336" table:cell-range-address="$Feuille1.$A$336"/>
        <table:named-range table:name="TU" table:base-cell-address="$Feuille1.$A$346" table:cell-range-address="$Feuille1.$A$346"/>
        <table:named-range table:name="TW" table:base-cell-address="$Feuille1.$A$328" table:cell-range-address="$Feuille1.$A$328"/>
        <table:named-range table:name="TX" table:base-cell-address="$Feuille1.$A$348" table:cell-range-address="$Feuille1.$A$348"/>
        <table:named-range table:name="TZ" table:base-cell-address="$Feuille1.$A$332" table:cell-range-address="$Feuille1.$A$332"/>
        <table:named-range table:name="UG" table:base-cell-address="$Feuille1.$A$352" table:cell-range-address="$Feuille1.$A$352"/>
        <table:named-range table:name="UK" table:base-cell-address="$Feuille1.$A$358" table:cell-range-address="$Feuille1.$A$358"/>
        <table:named-range table:name="UP" table:base-cell-address="$Feuille1.$A$354" table:cell-range-address="$Feuille1.$A$354"/>
        <table:named-range table:name="US" table:base-cell-address="$Feuille1.$A$360" table:cell-range-address="$Feuille1.$A$360"/>
        <table:named-range table:name="UV" table:base-cell-address="$Feuille1.$A$58" table:cell-range-address="$Feuille1.$A$58"/>
        <table:named-range table:name="UY" table:base-cell-address="$Feuille1.$A$362" table:cell-range-address="$Feuille1.$A$362"/>
        <table:named-range table:name="VC" table:base-cell-address="$Feuille1.$A$290" table:cell-range-address="$Feuille1.$A$290"/>
        <table:named-range table:name="VE" table:base-cell-address="$Feuille1.$A$366" table:cell-range-address="$Feuille1.$A$366"/>
        <table:named-range table:name="VI" table:base-cell-address="$Feuille1.$A$52" table:cell-range-address="$Feuille1.$A$52"/>
        <table:named-range table:name="VM" table:base-cell-address="$Feuille1.$A$368" table:cell-range-address="$Feuille1.$A$368"/>
        <table:named-range table:name="WA" table:base-cell-address="$Feuille1.$A$240" table:cell-range-address="$Feuille1.$A$240"/>
        <table:named-range table:name="WE" table:base-cell-address="$Feuille1.$A$370" table:cell-range-address="$Feuille1.$A$370"/>
        <table:named-range table:name="WZ" table:base-cell-address="$Feuille1.$A$320" table:cell-range-address="$Feuille1.$A$320"/>
        <table:named-range table:name="XX" table:base-cell-address="$Feuille1.$A$372" table:cell-range-address="$Feuille1.$A$372"/>
        <table:named-range table:name="YM" table:base-cell-address="$Feuille1.$A$374" table:cell-range-address="$Feuille1.$A$374"/>
        <table:named-range table:name="ZA" table:base-cell-address="$Feuille1.$A$376" table:cell-range-address="$Feuille1.$A$376"/>
        <table:named-range table:name="ZI" table:base-cell-address="$Feuille1.$A$378" table:cell-range-address="$Feuille1.$A$37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3:22:26.155000000</meta:creation-date>
    <dc:date>2023-07-14T13:24:18.820000000</dc:date>
    <meta:editing-duration>PT1M52S</meta:editing-duration>
    <meta:editing-cycles>1</meta:editing-cycles>
    <meta:document-statistic meta:table-count="1" meta:cell-count="946" meta:object-count="0"/>
    <meta:generator>LibreOffice/6.2.4.2$Windows_X86_64 LibreOffice_project/2412653d852ce75f65fbfa83fb7e7b669a126d64</meta:generator>
  </office:meta>
</office:document-meta>
</file>